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612 Mono" svg:font-family="'B612 Mono'" style:font-pitch="variable"/>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in-height="19.435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draw:fill-color="#b4c7dc" draw:textarea-horizontal-align="justify" draw:textarea-vertical-align="middle" draw:auto-grow-height="false" fo:min-height="0.533cm" fo:min-width="2.006cm" loext:decorative="false"/>
    </style:style>
    <style:style style:name="gr4" style:family="graphic" style:parent-style-name="standard">
      <style:graphic-properties draw:stroke="none" svg:stroke-color="#000000" draw:fill="none" draw:fill-color="#ffffff" draw:textarea-vertical-align="bottom" draw:auto-grow-height="true" draw:auto-grow-width="false" fo:min-height="1.655cm" loext:decorative="false"/>
      <style:paragraph-properties style:writing-mode="lr-tb"/>
    </style:style>
    <style:style style:name="gr5" style:family="graphic" style:parent-style-name="objectwithoutfill">
      <style:graphic-properties svg:stroke-color="#000000" draw:fill="none" draw:textarea-vertical-align="middle" loext:decorative="false"/>
    </style:style>
    <style:style style:name="gr6"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7" style:family="graphic" style:parent-style-name="objectwithoutfill">
      <style:graphic-properties draw:marker-end="Arrowheads_20_1" draw:marker-end-width="0.3cm" draw:fill="none" draw:textarea-vertical-align="middle" loext:decorative="false"/>
    </style:style>
    <style:style style:name="gr8" style:family="graphic" style:parent-style-name="objectwithoutfill">
      <style:graphic-properties svg:stroke-width="0.028cm" svg:stroke-color="#000000" draw:marker-start-width="0.242cm" draw:marker-end-width="0.242cm" draw:fill="none" draw:textarea-vertical-align="middle" fo:padding-top="0.139cm" fo:padding-bottom="0.139cm" fo:padding-left="0.264cm" fo:padding-right="0.264cm" loext:decorative="false"/>
    </style:style>
    <style:style style:name="gr9" style:family="graphic" style:parent-style-name="standard">
      <style:graphic-properties draw:stroke="none" draw:fill-color="#ffff6d" draw:textarea-horizontal-align="justify" draw:textarea-vertical-align="middle" draw:auto-grow-height="false" fo:min-height="2.204cm" fo:min-width="13.078cm" loext:decorative="false"/>
    </style:style>
    <style:style style:name="gr10" style:family="graphic" style:parent-style-name="standard">
      <style:graphic-properties draw:stroke="none" svg:stroke-color="#000000" draw:fill="none" draw:fill-color="#ffffff" draw:auto-grow-height="true" draw:auto-grow-width="false" fo:min-height="0.742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r1" style:family="presentation" style:parent-style-name="Default-notes">
      <style:graphic-properties draw:fill-color="#ffffff" draw:auto-grow-height="true" fo:min-height="12.572cm" loext:decorative="false"/>
      <style:paragraph-properties style:writing-mode="lr-tb"/>
    </style:style>
    <style:style style:name="pr2" style:family="presentation" style:parent-style-name="Default-title">
      <style:graphic-properties fo:min-height="3.505cm" loext:decorative="false"/>
      <style:paragraph-properties style:writing-mode="lr-tb"/>
    </style:style>
    <style:style style:name="pr3" style:family="presentation" style:parent-style-name="Default-outline1">
      <style:graphic-properties loext:decorative="false"/>
      <style:paragraph-properties style:writing-mode="lr-tb"/>
    </style:style>
    <style:style style:name="pr4" style:family="presentation" style:parent-style-name="Default-notes">
      <style:graphic-properties draw:fill-color="#ffffff" fo:min-height="12.572cm" loext:decorative="false"/>
      <style:paragraph-properties style:writing-mode="lr-tb"/>
    </style:style>
    <style:style style:name="pr5" style:family="presentation" style:parent-style-name="Default-title">
      <style:graphic-properties loext:decorative="false"/>
      <style:paragraph-properties style:writing-mode="lr-tb"/>
    </style:style>
    <style:style style:name="pr6" style:family="presentation" style:parent-style-name="Default-outline1">
      <style:graphic-properties fo:min-height="11.929cm" loext:decorative="false"/>
      <style:paragraph-properties style:writing-mode="lr-tb"/>
    </style:style>
    <style:style style:name="pr7" style:family="presentation" style:parent-style-name="Default-outline1">
      <style:graphic-properties fo:min-height="15.157cm" loext:decorative="false"/>
      <style:paragraph-properties style:writing-mode="lr-tb"/>
    </style:style>
    <style:style style:name="pr8" style:family="presentation" style:parent-style-name="Default-title">
      <style:graphic-properties draw:auto-grow-height="true" fo:min-height="3.505cm" loext:decorative="false"/>
      <style:paragraph-properties style:writing-mode="lr-tb"/>
    </style:style>
    <style:style style:name="pr9" style:family="presentation" style:parent-style-name="Default-outline1">
      <style:graphic-properties svg:stroke-color="#000000" draw:fill="solid" draw:fill-color="#dee6ef" draw:textarea-vertical-align="middle" fo:min-height="15.157cm" loext:decorative="false"/>
      <style:paragraph-properties style:writing-mode="lr-tb"/>
    </style:style>
    <style:style style:name="pr10" style:family="presentation" style:parent-style-name="Default-notes">
      <style:graphic-properties draw:fill-color="#ffffff" draw:auto-grow-height="false" draw:fit-to-size="false" style:shrink-to-fit="true" fo:min-height="12.572cm" loext:decorative="false"/>
      <style:paragraph-properties style:writing-mode="lr-tb"/>
    </style:style>
    <style:style style:name="pr11" style:family="presentation" style:parent-style-name="Default-outline1">
      <style:graphic-properties draw:fit-to-size="false" style:shrink-to-fit="false" loext:decorative="false"/>
      <style:paragraph-properties style:writing-mode="lr-tb"/>
    </style:style>
    <style:style style:name="P1" style:family="paragraph">
      <style:paragraph-properties fo:text-align="center"/>
      <style:text-properties fo:font-size="40pt" style:font-size-asian="40pt" style:font-size-complex="40pt"/>
    </style:style>
    <style:style style:name="P2" style:family="paragraph">
      <loext:graphic-properties draw:fill="none" draw:fill-color="#ffffff"/>
      <style:paragraph-properties fo:text-align="center"/>
      <style:text-properties fo:font-size="40pt" style:font-size-asian="40pt" style:font-size-complex="40pt"/>
    </style:style>
    <style:style style:name="P3" style:family="paragraph">
      <loext:graphic-properties draw:fill-color="#ffffff"/>
    </style:style>
    <style:style style:name="P4" style:family="paragraph">
      <style:text-properties fo:font-size="44pt" style:font-size-asian="44pt" style:font-size-complex="44pt"/>
    </style:style>
    <style:style style:name="P5" style:family="paragraph">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2"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P6" style:family="paragraph">
      <style:paragraph-properties fo:margin-top="0.229cm" fo:margin-bottom="0cm"/>
    </style:style>
    <style:style style:name="P7" style:family="paragraph">
      <style:paragraph-properties fo:margin-top="0.279cm" fo:margin-bottom="0cm"/>
    </style:style>
    <style:style style:name="P8" style:family="paragraph">
      <loext:graphic-properties draw:fill-color="#b4c7dc"/>
      <style:paragraph-properties fo:text-align="center"/>
    </style:style>
    <style:style style:name="P9" style:family="paragraph">
      <style:paragraph-properties fo:text-align="start"/>
    </style:style>
    <style:style style:name="P10" style:family="paragraph">
      <loext:graphic-properties draw:fill="none" draw:fill-color="#ffffff"/>
      <style:paragraph-properties fo:text-align="start"/>
    </style:style>
    <style:style style:name="P11" style:family="paragraph">
      <loext:graphic-properties draw:fill="none"/>
      <style:paragraph-properties fo:text-align="center"/>
    </style:style>
    <style:style style:name="P12" style:family="paragraph">
      <style:text-properties fo:font-size="24pt" style:font-size-asian="24pt" style:font-size-complex="24pt"/>
    </style:style>
    <style:style style:name="P13" style:family="paragraph">
      <loext:graphic-properties draw:fill="solid" draw:fill-color="#dee6ef"/>
      <style:text-properties fo:font-size="24pt" style:font-size-asian="24pt" style:font-size-complex="24pt"/>
    </style:style>
    <style:style style:name="P14" style:family="paragraph">
      <style:paragraph-properties fo:margin-top="0.508cm" fo:margin-bottom="0cm"/>
      <style:text-properties fo:font-size="24pt" style:font-size-asian="24pt" style:font-size-complex="24pt"/>
    </style:style>
    <style:style style:name="P15" style:family="paragraph">
      <style:paragraph-properties fo:margin-left="2.54cm" fo:margin-right="1.905cm" fo:text-indent="0cm"/>
    </style:style>
    <style:style style:name="P16" style:family="paragraph">
      <style:paragraph-properties fo:margin-left="1.397cm" fo:margin-right="0cm" fo:text-indent="-1.397cm"/>
    </style:style>
    <style:style style:name="P17" style:family="paragraph">
      <style:paragraph-properties fo:margin-left="1.27cm" fo:margin-right="0cm" fo:text-align="start" fo:text-indent="0cm"/>
      <style:text-properties style:font-name="Liberation Mono" fo:font-size="10pt" style:font-name-asian="Liberation Mono" style:font-size-asian="10pt" style:font-name-complex="Liberation Mono" style:font-size-complex="10pt"/>
    </style:style>
    <style:style style:name="P18" style:family="paragraph">
      <style:paragraph-properties fo:text-align="center"/>
    </style:style>
    <style:style style:name="P19" style:family="paragraph">
      <style:paragraph-properties fo:text-align="start"/>
      <style:text-properties style:font-name="Liberation Mono" fo:font-size="10pt" style:font-name-asian="Liberation Mono" style:font-size-asian="10pt" style:font-name-complex="Liberation Mono" style:font-size-complex="10pt"/>
    </style:style>
    <style:style style:name="P20" style:family="paragraph">
      <style:paragraph-properties fo:margin-left="0cm" fo:margin-right="0cm" fo:margin-top="0.1cm" fo:margin-bottom="0.1cm" fo:text-indent="0cm"/>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21" style:family="paragraph">
      <style:paragraph-properties fo:margin-top="0cm" fo:margin-bottom="0cm"/>
      <style:text-properties style:font-name="B612 Mono" fo:font-size="10pt" style:font-size-asian="10pt" style:font-size-complex="10pt"/>
    </style:style>
    <style:style style:name="P22" style:family="paragraph">
      <style:text-properties fo:font-size="20pt"/>
    </style:style>
    <style:style style:name="P23" style:family="paragraph">
      <loext:graphic-properties draw:fill-color="#ffffff"/>
      <style:text-properties fo:font-size="20pt"/>
    </style:style>
    <style:style style:name="P24" style:family="paragraph">
      <loext:graphic-properties draw:fill-color="#ffff6d"/>
      <style:paragraph-properties fo:text-align="center"/>
    </style:style>
    <style:style style:name="P25" style:family="paragraph">
      <style:paragraph-properties fo:margin-left="0cm" fo:margin-right="0cm" fo:margin-top="0.1cm" fo:margin-bottom="0.1cm" fo:text-indent="0cm"/>
      <style:text-properties fo:font-size="12pt" style:font-size-asian="12pt" style:font-size-complex="12pt"/>
    </style:style>
    <style:style style:name="P26" style:family="paragraph">
      <style:text-properties fo:font-size="12pt" style:font-size-asian="12pt" style:font-size-complex="12pt"/>
    </style:style>
    <style:style style:name="P27" style:family="paragraph">
      <style:paragraph-properties fo:margin-left="0cm" fo:margin-right="0cm" fo:margin-top="0.1cm" fo:margin-bottom="0.1cm" fo:text-indent="0cm"/>
    </style:style>
    <style:style style:name="P28" style:family="paragraph">
      <style:text-properties fo:font-size="14pt" style:font-size-asian="14pt" style:font-size-complex="14pt"/>
    </style:style>
    <style:style style:name="P29" style:family="paragraph">
      <loext:graphic-properties draw:fill-color="#ffffff"/>
      <style:text-properties fo:font-size="14pt" style:font-size-asian="14pt" style:font-size-complex="14pt"/>
    </style:style>
    <style:style style:name="P30" style:family="paragraph">
      <style:paragraph-properties fo:text-align="end"/>
      <style:text-properties fo:color="#468a1a" loext:opacity="100%" fo:font-style="italic" fo:background-color="transparent" style:font-style-asian="italic" style:font-style-complex="italic"/>
    </style:style>
    <style:style style:name="P31" style:family="paragraph">
      <loext:graphic-properties draw:fill="none" draw:fill-color="#ffffff"/>
      <style:paragraph-properties fo:text-align="end"/>
      <style:text-properties fo:color="#468a1a" loext:opacity="100%" fo:font-style="italic" fo:background-color="transparent" style:font-style-asian="italic" style:font-style-complex="italic"/>
    </style:style>
    <style:style style:name="P32" style:family="paragraph">
      <style:paragraph-properties fo:text-align="end"/>
      <style:text-properties fo:color="#3465a4" loext:opacity="100%" fo:font-style="italic" fo:background-color="transparent" style:font-style-asian="italic" style:font-style-complex="italic"/>
    </style:style>
    <style:style style:name="P33" style:family="paragraph">
      <loext:graphic-properties draw:fill="none" draw:fill-color="#ffffff"/>
      <style:paragraph-properties fo:text-align="end"/>
      <style:text-properties fo:color="#3465a4" loext:opacity="100%" fo:font-style="italic" fo:background-color="transparent" style:font-style-asian="italic" style:font-style-complex="italic"/>
    </style:style>
    <style:style style:name="P34" style:family="paragraph">
      <style:paragraph-properties fo:text-align="end"/>
      <style:text-properties fo:color="#ed4c05" loext:opacity="100%" fo:font-style="italic" fo:background-color="transparent" style:font-style-asian="italic" style:font-style-complex="italic"/>
    </style:style>
    <style:style style:name="P35" style:family="paragraph">
      <loext:graphic-properties draw:fill="none" draw:fill-color="#ffffff"/>
      <style:paragraph-properties fo:text-align="end"/>
      <style:text-properties fo:color="#ed4c05" loext:opacity="100%" fo:font-style="italic" fo:background-color="transparent" style:font-style-asian="italic" style:font-style-complex="italic"/>
    </style:style>
    <style:style style:name="P36" style:family="paragraph">
      <loext:graphic-properties draw:fill="none" draw:fill-color="#ffffff"/>
      <style:text-properties fo:font-size="24pt" style:font-size-asian="24pt" style:font-size-complex="24pt"/>
    </style:style>
    <style:style style:name="P37" style:family="paragraph">
      <style:text-properties fo:font-size="36pt" style:font-size-asian="36pt" style:font-size-complex="36pt"/>
    </style:style>
    <style:style style:name="T1" style:family="text">
      <style:text-properties fo:font-size="54pt" style:font-size-asian="54pt" style:font-size-complex="54pt"/>
    </style:style>
    <style:style style:name="T2" style:family="text">
      <style:text-properties fo:font-size="40pt" style:font-size-asian="40pt" style:font-size-complex="40pt"/>
    </style:style>
    <style:style style:name="T3" style:family="text">
      <style:text-properties fo:font-size="28pt" style:font-size-asian="28pt" style:font-size-complex="28pt"/>
    </style:style>
    <style:style style:name="T4" style:family="text">
      <style:text-properties style:font-name="B612 Mono" fo:font-size="18pt" style:font-size-asian="18pt" style:font-size-complex="18pt"/>
    </style:style>
    <style:style style:name="T5" style:family="text">
      <style:text-properties style:font-name="Liberation Sans1" fo:font-size="18pt" style:font-size-asian="18pt" style:font-size-complex="18pt"/>
    </style:style>
    <style:style style:name="T6" style:family="text">
      <style:text-properties fo:font-size="44pt" style:font-size-asian="44pt" style:font-size-complex="44pt"/>
    </style:style>
    <style:style style:name="T7" style:family="text">
      <style:text-properties style:font-name="B612 Mono"/>
    </style:style>
    <style:style style:name="T8" style:family="text">
      <style:text-properties style:text-position="super 58%"/>
    </style:style>
    <style:style style:name="T9" style:family="text">
      <style:text-properties fo:font-size="24pt" style:font-size-asian="24pt" style:font-size-complex="24pt"/>
    </style:style>
    <style:style style:name="T10" style:family="text">
      <style:text-properties style:text-position="super 58%" fo:font-size="24pt" style:font-size-asian="24pt" style:font-size-complex="24pt"/>
    </style:style>
    <style:style style:name="T11" style:family="text">
      <style:text-properties fo:font-size="20pt" style:font-size-asian="20pt" style:font-size-complex="20pt"/>
    </style:style>
    <style:style style:name="T12" style:family="text">
      <style:text-properties style:font-name="B612 Mono" fo:font-size="16pt" style:font-size-asian="16pt" style:font-size-complex="16pt"/>
    </style:style>
    <style:style style:name="T13" style:family="text">
      <style:text-properties style:font-name="B612 Mono" fo:font-size="24pt" style:font-size-asian="24pt" style:font-size-complex="24pt"/>
    </style:style>
    <style:style style:name="T14" style:family="text">
      <style:text-properties style:font-name="B612 Mono" fo:font-size="22pt" style:font-size-asian="22pt" style:font-size-complex="22pt"/>
    </style:style>
    <style:style style:name="T15" style:family="text">
      <style:text-properties fo:font-size="24pt" fo:font-style="italic" style:font-size-asian="24pt" style:font-style-asian="italic" style:font-size-complex="24pt" style:font-style-complex="italic"/>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B612 Mono" fo:font-size="40pt" style:font-size-asian="40pt" style:font-size-complex="40pt"/>
    </style:style>
    <style:style style:name="T19" style:family="text">
      <style:text-properties fo:font-size="32pt" style:font-size-asian="32pt" style:font-size-complex="32pt"/>
    </style:style>
    <style:style style:name="T20" style:family="text">
      <style:text-properties style:font-name="B612 Mono" fo:font-size="28pt" style:font-size-asian="28pt" style:font-size-complex="28pt"/>
    </style:style>
    <style:style style:name="T21" style:family="text">
      <style:text-properties fo:font-size="32pt" fo:font-weight="bold" style:font-size-asian="32pt" style:font-weight-asian="bold" style:font-size-complex="32pt" style:font-weight-complex="bold"/>
    </style:style>
    <style:style style:name="T22" style:family="text">
      <style:text-properties style:font-name="B612 Mono" fo:font-size="32pt" style:font-size-asian="32pt" style:font-size-complex="32pt"/>
    </style:style>
    <style:style style:name="T23" style:family="text">
      <style:text-properties style:font-name="B612 Mono" fo:font-size="15pt" fo:font-weight="bold" style:font-size-asian="15pt" style:font-weight-asian="bold" style:font-size-complex="15pt" style:font-weight-complex="bold"/>
    </style:style>
    <style:style style:name="T24" style:family="text">
      <style:text-properties style:font-name="B612 Mono" fo:font-size="15pt" style:font-size-asian="15pt" style:font-size-complex="15pt"/>
    </style:style>
    <style:style style:name="T25" style:family="text">
      <style:text-properties style:font-name="B612 Mono" fo:font-size="15pt" fo:font-style="italic" fo:font-weight="bold" style:font-size-asian="15pt" style:font-style-asian="italic" style:font-weight-asian="bold" style:font-size-complex="15pt" style:font-style-complex="italic" style:font-weight-complex="bold"/>
    </style:style>
    <style:style style:name="T26" style:family="text">
      <style:text-properties style:font-name="B612 Mono" fo:font-size="15pt" fo:font-style="italic" style:font-size-asian="15pt" style:font-style-asian="italic" style:font-size-complex="15pt" style:font-style-complex="italic"/>
    </style:style>
    <style:style style:name="T27" style:family="text">
      <style:text-properties style:font-name="B612 Mono" fo:font-size="10pt" style:font-size-asian="10pt" style:font-size-complex="10pt"/>
    </style:style>
    <style:style style:name="T28"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B612 Mono"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B612 Mono" fo:font-size="12pt" fo:font-style="normal" fo:text-shadow="none" style:text-underline-style="none" fo:font-weight="normal" style:letter-kerning="true" fo:background-color="#ffff00"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1" style:family="text">
      <style:text-properties fo:font-size="14pt" style:font-size-asian="14pt" style:font-size-complex="14pt"/>
    </style:style>
    <style:style style:name="T32" style:family="text">
      <style:text-properties fo:font-size="14pt" fo:font-style="italic" style:font-size-asian="14pt" style:font-style-asian="italic" style:font-size-complex="14pt" style:font-style-complex="italic"/>
    </style:style>
    <style:style style:name="T33"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ffff00"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d4ea6b"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5" style:family="text">
      <style:text-properties fo:color="#468a1a" loext:opacity="100%" fo:font-style="italic" fo:background-color="transparent" style:font-style-asian="italic" style:font-style-complex="italic"/>
    </style:style>
    <style:style style:name="T36"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dee6ef"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7" style:family="text">
      <style:text-properties fo:color="#3465a4" loext:opacity="100%" fo:font-style="italic" fo:background-color="transparent" style:font-style-asian="italic" style:font-style-complex="italic"/>
    </style:style>
    <style:style style:name="T38"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ffd8c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39" style:family="text">
      <style:text-properties fo:color="#ed4c05" loext:opacity="100%" fo:font-style="italic" fo:background-color="transparent" style:font-style-asian="italic" style:font-style-complex="italic"/>
    </style:style>
    <style:style style:name="T40" style:family="text">
      <style:text-properties fo:font-size="32pt" fo:font-style="italic" style:font-size-asian="32pt" style:font-style-asian="italic" style:font-size-complex="32pt" style:font-style-complex="italic"/>
    </style:style>
    <style:style style:name="T41" style:family="text">
      <style:text-properties fo:font-size="32pt" fo:font-style="normal" style:font-size-asian="32pt" style:font-style-asian="normal" style:font-size-complex="32pt" style:font-style-complex="normal"/>
    </style:style>
    <style:style style:name="T42" style:family="text">
      <style:text-properties style:font-name="B612 Mono" fo:font-size="28pt" fo:font-style="normal" style:font-size-asian="28pt" style:font-style-asian="normal" style:font-size-complex="28pt" style:font-style-complex="normal"/>
    </style:style>
    <style:style style:name="T43" style:family="text">
      <style:text-properties style:font-name="B612 Mono" fo:font-size="24pt" fo:font-style="normal" style:font-size-asian="24pt" style:font-style-asian="normal" style:font-size-complex="24pt" style:font-style-complex="normal"/>
    </style:style>
    <style:style style:name="T44" style:family="text">
      <style:text-properties style:font-name="B612 Mono" fo:font-size="22pt" fo:font-style="normal" style:font-size-asian="22pt" style:font-style-asian="normal" style:font-size-complex="22pt" style:font-style-complex="normal"/>
    </style:style>
    <style:style style:name="T45" style:family="text">
      <style:text-properties fo:font-size="42pt" style:font-size-asian="42pt" style:font-size-complex="42pt"/>
    </style:style>
    <style:style style:name="T46" style:family="text">
      <style:text-properties style:font-name="Liberation Sans" style:font-name-asian="Liberation Sans" style:font-name-complex="Liberation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draw:frame draw:style-name="gr1" draw:text-style-name="P2" draw:layer="layout" svg:width="26.67cm" svg:height="19.685cm" svg:x="0.635cm" svg:y="0.635cm">
          <draw:text-box>
            <text:p text:style-name="P1"><text:span text:style-name="T1">Writing Extension Modules</text:span><text:span text:style-name="T1"><text:line-break/></text:span><text:span text:style-name="T1">To Be Interruptible</text:span></text:p>
            <text:p text:style-name="P1"><text:span text:style-name="T2"/></text:p>
            <text:p text:style-name="P1"><text:span text:style-name="T3">Zack Weinberg </text:span><text:span text:style-name="T3"><text:line-break/></text:span><text:span text:style-name="T4">&lt;</text:span><text:span text:style-name="T4"><text:a xlink:href="mailto:zack@millionconcepts.com" xlink:type="simple">zack@millionconcepts.com</text:a></text:span><text:span text:style-name="T4">&gt;</text:span><text:span text:style-name="T5"> or </text:span><text:span text:style-name="T4">&lt;</text:span><text:span text:style-name="T4"><text:a xlink:href="mailto:zack@owlfolio.org" xlink:type="simple">zack@owlfolio.org</text:a></text:span><text:span text:style-name="T4">&gt;</text:span></text:p>
            <text:p text:style-name="P1"><text:span text:style-name="T3"/></text:p>
            <text:p text:style-name="P1"><text:span text:style-name="T3">PyCon 2025</text:span></text:p>
          </draw:text-box>
        </draw:fram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draw:text-box>
              <text:p>Allow me to introducing myself...</text:p>
            </draw:text-box>
          </draw:frame>
        </presentation:notes>
      </draw:page>
      <draw:page draw:name="page2" draw:style-name="dp1" draw:master-page-name="Default" presentation:presentation-page-layout-name="AL1T1">
        <draw:frame presentation:style-name="pr2" draw:text-style-name="P4" draw:layer="layout" svg:width="25.199cm" svg:height="3.505cm" svg:x="1.4cm" svg:y="0.837cm" presentation:class="title" presentation:user-transformed="true">
          <draw:text-box>
            <text:p><text:span text:style-name="T6">Have yo</text:span><text:span text:style-name="T6">u ever had this happen?</text:span></text:p>
          </draw:text-box>
        </draw:frame>
        <draw:frame presentation:style-name="pr3" draw:layer="layout" svg:width="25.199cm" svg:height="15.407cm" svg:x="1.4cm" svg:y="4.913cm" presentation:class="outline" presentation:user-transformed="true">
          <draw:text-box>
            <text:list text:style-name="L4">
              <text:list-item>
                <text:p>you start a complicated computation in NumPy (or whatever)</text:p>
              </text:list-item>
              <text:list-item>
                <text:p>you realize you made a mistake</text:p>
              </text:list-item>
              <text:list-item>
                <text:p>you press control-C</text:p>
              </text:list-item>
              <text:list-item>
                <text:p>it doesn’t stop running for several seconds</text:p>
              </text:list-item>
            </text:list>
          </draw:text-box>
        </draw:frame>
        <presentation:notes draw:style-name="dp2">
          <draw:page-thumbnail draw:style-name="gr2" draw:layer="layout" svg:width="18.624cm" svg:height="10.476cm" svg:x="1.482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layer="layout" svg:width="25.199cm" svg:height="1.737cm" svg:x="1.4cm" svg:y="1.721cm" presentation:class="title" presentation:user-transformed="true">
          <draw:text-box>
            <text:p>What went wrong</text:p>
          </draw:text-box>
        </draw:frame>
        <draw:frame presentation:style-name="pr6" draw:layer="layout" svg:width="25.199cm" svg:height="15.407cm" svg:x="1.4cm" svg:y="4.913cm" presentation:class="outline" presentation:user-transformed="true">
          <draw:text-box>
            <text:list text:style-name="L4">
              <text:list-item>
                <text:p>The delay is a bug in a compiled-code extension.</text:p>
              </text:list-item>
              <text:list-item>
                <text:p>It didn’t call <text:span text:style-name="T7">PyErr_CheckSignals</text:span> often enough.</text:p>
              </text:list-item>
              <text:list-item>
                <text:p xml:id="id3" text:id="id3">This talk is about:</text:p>
              </text:list-item>
            </text:list>
            <text:list text:style-name="L5">
              <text:list-item>
                <text:list>
                  <text:list-item>
                    <text:p xml:id="id4" text:id="id4">Why extensions need to do that</text:p>
                  </text:list-item>
                  <text:list-item>
                    <text:p xml:id="id5" text:id="id5">Why, today, many extensions don’t do that</text:p>
                  </text:list-item>
                  <text:list-item>
                    <text:p xml:id="id6" text:id="id6">How we can make it easier to do that</text:p>
                  </text:list-item>
                </text:list>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anim:animate smil:dur="0.5s" smil:fill="hold" smil:targetElement="id3"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anim:animate smil:dur="0.5s" smil:fill="hold" smil:targetElement="id4"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anim:animate smil:dur="0.5s" smil:fill="hold" smil:targetElement="id5"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seq>
        </anim:par>
        <presentation:notes draw:style-name="dp2">
          <draw:page-thumbnail draw:style-name="gr2" draw:layer="layout" svg:width="18.624cm" svg:height="10.476cm" svg:x="1.482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2" draw:layer="layout" svg:width="25.199cm" svg:height="3.505cm" svg:x="1.4cm" svg:y="0.837cm" presentation:class="title">
          <draw:text-box>
            <text:p>Audience Background Check</text:p>
          </draw:text-box>
        </draw:frame>
        <draw:frame presentation:style-name="pr7" draw:layer="layout" svg:width="26.6cm" svg:height="15.407cm" svg:x="1.4cm" svg:y="4.913cm" presentation:class="outline" presentation:user-transformed="true">
          <draw:text-box>
            <text:p text:style-name="P5">Raise your hand if...</text:p>
            <text:list text:style-name="L4">
              <text:list-item>
                <text:p xml:id="id7" text:id="id7" text:style-name="P5">You’ve written code in a compiled language</text:p>
                <text:list>
                  <text:list-item>
                    <text:p xml:id="id8" text:id="id8" text:style-name="P6">C or assembly, specifically</text:p>
                  </text:list-item>
                </text:list>
              </text:list-item>
              <text:list-item>
                <text:p xml:id="id9" text:id="id9">You’ve written a compiled extension for CPython</text:p>
                <text:list>
                  <text:list-item>
                    <text:p xml:id="id10" text:id="id10" text:style-name="P7">Using the C-API directly, no helper libraries</text:p>
                  </text:list-item>
                </text:list>
              </text:list-item>
              <text:list-item>
                <text:p xml:id="id11" text:id="id11">You’ve written a multithreaded program</text:p>
              </text:list-item>
              <text:list-item>
                <text:p xml:id="id12" text:id="id12">You’ve written a signal handler</text:p>
              </text:list-item>
              <text:list-item>
                <text:p xml:id="id13" text:id="id13">You know the difference between thread safety and async signal safet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2" draw:layer="layout" svg:width="18.624cm" svg:height="10.476cm" svg:x="1.482cm" svg:y="2.123cm" draw:page-number="4" presentation:class="page"/>
          <draw:frame presentation:style-name="pr4" draw:text-style-name="P3" draw:layer="layout" svg:width="17.271cm" svg:height="12.572cm" svg:x="2.159cm" svg:y="13.271cm" presentation:class="notes" presentation:placeholder="true" presentation:user-transformed="true">
            <draw:text-box/>
          </draw:frame>
        </presentation:notes>
      </draw:page>
      <draw:page draw:name="page5" draw:style-name="dp1" draw:master-page-name="Default" presentation:presentation-page-layout-name="AL2T3">
        <office:forms form:automatic-focus="false" form:apply-design-mode="false"/>
        <draw:custom-shape draw:style-name="gr3" draw:text-style-name="P8" xml:id="id1" draw:id="id1" draw:layer="layout" svg:width="2.506cm" svg:height="0.783cm" svg:x="9.452cm" svg:y="11.454cm">
          <text:p/>
          <draw:enhanced-geometry svg:viewBox="0 0 21600 21600" draw:type="rectangle" draw:enhanced-path="M 0 0 L 21600 0 21600 21600 0 21600 0 0 Z N"/>
        </draw:custom-shape>
        <draw:frame presentation:style-name="pr8" draw:layer="layout" svg:width="25.199cm" svg:height="3.505cm" svg:x="1.4cm" svg:y="0.837cm" presentation:class="title">
          <draw:text-box>
            <text:p>What Control-C Does<text:span text:style-name="T8">1</text:span></text:p>
          </draw:text-box>
        </draw:frame>
        <draw:frame draw:style-name="gr4" draw:text-style-name="P10" draw:layer="layout" svg:width="8.255cm" svg:height="1.905cm" svg:x="1.335cm" svg:y="18.615cm">
          <draw:text-box>
            <text:p text:style-name="P9"><text:span text:style-name="T8">1</text:span> Except on Windows</text:p>
            <text:p xml:id="id18" text:id="id18" text:style-name="P9"><text:span text:style-name="T8">2</text:span> And cancels pending I/O</text:p>
          </draw:text-box>
        </draw:frame>
        <draw:line draw:style-name="gr5" draw:text-style-name="P11" draw:layer="layout" svg:x1="0.993cm" svg:y1="18.68cm" svg:x2="4.702cm" svg:y2="18.68cm">
          <text:p/>
        </draw:line>
        <draw:frame presentation:style-name="pr9" draw:text-style-name="P13" xml:id="id19" draw:id="id19" draw:layer="layout" svg:width="11.046cm" svg:height="12.3cm" svg:x="15.935cm" svg:y="6.115cm" presentation:class="outline" presentation:user-transformed="true">
          <draw:text-box>
            <text:list text:style-name="L4">
              <text:list-item>
                <text:p text:style-name="P12"><text:span text:style-name="T9">C signal handler only sets a </text:span><text:span text:style-name="T9">flag</text:span><text:span text:style-name="T10">2</text:span></text:p>
              </text:list-item>
              <text:list-item>
                <text:p xml:id="id20" text:id="id20" text:style-name="P12"><text:span text:style-name="T9">Nothing more happens until </text:span><text:span text:style-name="T9">control returns to the main </text:span><text:span text:style-name="T9">interpreter loop </text:span><text:span text:style-name="T11">(</text:span><text:span text:style-name="T12">PyEval_EvalFrameDefault</text:span><text:span text:style-name="T11">)</text:span></text:p>
              </text:list-item>
              <text:list-item>
                <text:p xml:id="id21" text:id="id21" text:style-name="P12"><text:span text:style-name="T9">Main loop checks the flag </text:span><text:span text:style-name="T9">after some bytecode ops (not </text:span><text:span text:style-name="T9">every one!)</text:span></text:p>
                <text:list>
                  <text:list-item>
                    <text:p xml:id="id22" text:id="id22"><text:span text:style-name="T9">If the flag is set, raises</text:span><text:span text:style-name="T13"> </text:span><text:span text:style-name="T14">KeyboardInterrupt</text:span></text:p>
                  </text:list-item>
                </text:list>
              </text:list-item>
            </text:list>
          </draw:text-box>
        </draw:frame>
        <draw:polyline draw:style-name="gr6" draw:text-style-name="P11" xml:id="id2" draw:id="id2" draw:layer="layout" svg:width="6.349cm" svg:height="6.984cm" draw:transform="rotate (-3.14159265358979) translate (22.259cm 13.1cm)" svg:viewBox="0 0 6350 6985" draw:points="0,6985 6350,6985 6350,0">
          <text:p/>
        </draw:polyline>
        <draw:connector draw:style-name="gr7" draw:text-style-name="P11" xml:id="id17" draw:id="id17" draw:layer="layout" draw:type="lines" draw:line-skew="0.135cm -1.57cm" svg:x1="10.705cm" svg:y1="11.454cm" svg:x2="15.909cm" svg:y2="9.607cm" draw:start-shape="id1" draw:start-glue-point="0" draw:end-shape="id2" draw:end-glue-point="3" svg:d="M10705 11454v-366l3116-1481h2088" svg:viewBox="0 0 5205 1848">
          <text:p/>
        </draw:connector>
        <draw:frame presentation:style-name="pr3" draw:text-style-name="P14" draw:layer="layout" svg:width="14.109cm" svg:height="15.407cm" svg:x="1.4cm" svg:y="4.913cm" presentation:class="outline" presentation:user-transformed="true">
          <draw:text-box>
            <text:list text:style-name="L4">
              <text:list-item>
                <text:p text:style-name="P14"><text:span text:style-name="T9">Starts out like any other keystroke</text:span></text:p>
              </text:list-item>
              <text:list-item>
                <text:p text:style-name="P14"><text:span text:style-name="T9">Converted to an </text:span><text:span text:style-name="T15">asynchronous signal</text:span><text:span text:style-name="T9">, </text:span><text:span text:style-name="T13">SIGINT</text:span></text:p>
              </text:list-item>
              <text:list-item>
                <text:p xml:id="id14" text:id="id14" text:style-name="P14"><text:span text:style-name="T13">SIGINT</text:span><text:span text:style-name="T9"> delivered to Python interpreter, out of band</text:span></text:p>
              </text:list-item>
              <text:list-item>
                <text:p xml:id="id15" text:id="id15" text:style-name="P14"><text:span text:style-name="T9">Python interpreter reacts by raising </text:span><text:span text:style-name="T13">KeyboardInterrupt</text:span></text:p>
              </text:list-item>
              <text:list-item>
                <text:p xml:id="id16" text:id="id16" text:style-name="P14"><text:span text:style-name="T9">Normal exception handling for </text:span><text:span text:style-name="T13">KeyboardInterrup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smil:begin="0s" smil:fill="hold" presentation:node-type="with-previous" presentation:preset-class="entrance" presentation:preset-id="ooo-entrance-fade-in">
                  <anim:set smil:begin="0s" smil:dur="0.001s" smil:fill="hold" smil:targetElement="id18" anim:sub-item="text" smil:attributeName="visibility" smil:to="visible"/>
                  <anim:transitionFilter smil:dur="2s" smil:targetElement="id18" anim:sub-item="text"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anim:par>
            <anim:par smil:begin="next">
              <anim:par smil:begin="0s">
                <anim:par smil:begin="0s" smil:fill="hold" presentation:node-type="on-click" presentation:preset-class="entrance" presentation:preset-id="ooo-entrance-appear">
                  <anim:set smil:begin="0s" smil:dur="0.0000005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21" anim:sub-item="text" smil:attributeName="visibility" smil:to="visible"/>
                </anim:par>
                <anim:par smil:begin="0s" smil:fill="hold" presentation:node-type="with-previous" presentation:preset-class="entrance" presentation:preset-id="ooo-entrance-appear">
                  <anim:set smil:begin="0s" smil:dur="0.0000005s" smil:fill="hold" smil:targetElement="id22" anim:sub-item="text" smil:attributeName="visibility" smil:to="visible"/>
                </anim:par>
              </anim:par>
            </anim:par>
          </anim:seq>
        </anim:par>
        <presentation:notes draw:style-name="dp1">
          <draw:page-thumbnail draw:style-name="gr2" draw:layer="layout" svg:width="18.624cm" svg:height="10.476cm" svg:x="1.482cm" svg:y="2.123cm" draw:page-number="5" presentation:class="page"/>
          <draw:frame presentation:style-name="pr10" draw:text-style-name="P3" draw:layer="layout" svg:width="17.271cm" svg:height="13.38cm" svg:x="2.159cm" svg:y="13.271cm" presentation:class="notes" presentation:user-transformed="true">
            <draw:text-box>
              <text:p>Whole bunch of steps from the keyboard that we’re gonna skip over, until we get to the <text:span text:style-name="T16">terminal line discipline,</text:span><text:span text:style-name="T17"> inside the kernel, just before characters would be sent to Cpython as regular input, catches ASCII code hex 03 and turns it into an out of band notification called an asynchronous signal. SIGINT. SIG for signal, INT for interrupt.</text:span></text:p>
              <text:p><text:span text:style-name="T17">When that signal is delivered to Cpython, it reacts by raising KeyboardInterrupt, which is handled like any other Python exception.</text:span></text:p>
              <text:p><text:span text:style-name="T17">But there’s a catch, exactly how does it react?</text:span></text:p>
              <text:p><text:span text:style-name="T17">The handler for the C-level signal just sets a flag, and the interpreter doesn’t look at that flag until we get back to a point where it’s safe to raise a Python exception.</text:span></text:p>
              <text:p><text:span text:style-name="T17">At the latest, when we get back to the main interpreter loop.</text:span></text:p>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505cm" svg:x="1.4cm" svg:y="0.837cm" presentation:class="title">
          <draw:text-box>
            <text:p><text:span text:style-name="T18">KeyboardInterrupt</text:span> is trouble...</text:p>
          </draw:text-box>
        </draw:frame>
        <draw:frame presentation:style-name="pr7" draw:layer="layout" svg:width="25.199cm" svg:height="15.407cm" svg:x="1.4cm" svg:y="4.913cm" presentation:class="outline" presentation:user-transformed="true">
          <draw:text-box>
            <text:p text:style-name="P15"><text:span text:style-name="T19">If a signal handler raises an exception, </text:span><text:span text:style-name="T19">the exception…may be raised after any </text:span><text:span text:style-name="T19">bytecode instruction. Most notably, a </text:span><text:span text:style-name="T20">KeyboardInterrupt</text:span><text:span text:style-name="T19"> may appear at</text:span><text:span text:style-name="T19"><text:line-break/></text:span><text:span text:style-name="T19">any point during execution.</text:span></text:p>
            <text:p text:style-name="P15"><text:span text:style-name="T21">Most Python code, including the </text:span><text:span text:style-name="T21">standard library, cannot be made </text:span><text:span text:style-name="T21">robust against this.</text:span><text:span text:style-name="T19"> </text:span></text:p>
            <text:p text:style-name="P16">— <text:span text:style-name="T22">signal</text:span> module documentation<text:line-break/>(emphasis mine)</text:p>
          </draw:text-box>
        </draw:frame>
        <draw:line draw:style-name="gr8" draw:text-style-name="P11" draw:layer="layout" svg:x1="2.941cm" svg:y1="5.118cm" svg:x2="2.941cm" svg:y2="15.562cm">
          <text:p/>
        </draw:line>
        <presentation:notes draw:style-name="dp2">
          <draw:page-thumbnail draw:style-name="gr2" draw:layer="layout" svg:width="18.624cm" svg:height="10.476cm" svg:x="1.482cm" svg:y="2.123cm" draw:page-number="6" presentation:class="page"/>
          <draw:frame presentation:style-name="pr4" draw:text-style-name="P3" draw:layer="layout" svg:width="17.271cm" svg:height="12.572cm" svg:x="2.159cm" svg:y="13.271cm" presentation:class="notes">
            <draw:text-box>
              <text:p>The signal module’s documentation warns you that even with the interpreter waiting to a “safe” point in terms of the guts of the interpreter itself, to raise KeyboardInterrupt, that might not be a safe point for the Python program.</text:p>
              <text:p/>
              <text:p>I bring this up because – if KeyboardInterrupt is already trouble because it can happen after any <text:span text:style-name="T16">bytecode</text:span> instruction, imagine how much more trouble a notification that can arrive after any <text:span text:style-name="T16">machine</text:span> instruction might be.</text:p>
              <text:p/>
              <text:p>Because that’s what an asynchronous signal is.</text:p>
              <text:p/>
              <text:p>And it gets worse. C doesn’t have exceptions, yeah?</text:p>
            </draw:text-box>
          </draw:frame>
        </presentation:notes>
      </draw:page>
      <draw:page draw:name="page7" draw:style-name="dp1" draw:master-page-name="Default" presentation:presentation-page-layout-name="AL1T1">
        <office:forms form:automatic-focus="false" form:apply-design-mode="false"/>
        <draw:frame presentation:style-name="pr2" draw:layer="layout" svg:width="25.199cm" svg:height="3.505cm" svg:x="1.4cm" svg:y="0.837cm" presentation:class="title">
          <draw:text-box>
            <text:p>...signals are worse!</text:p>
          </draw:text-box>
        </draw:frame>
        <draw:frame presentation:style-name="pr3" draw:layer="layout" svg:width="25.199cm" svg:height="15.407cm" svg:x="1.4cm" svg:y="4.913cm" presentation:class="outline">
          <draw:text-box>
            <text:list text:style-name="L4">
              <text:list-item>
                <text:p>Signals can be “delivered” after<text:line-break/><text:span text:style-name="T16">any machine </text:span><text:span text:style-name="T16">instruction</text:span></text:p>
              </text:list-item>
              <text:list-item>
                <text:p>“Delivery” does something<text:line-break/>incredibly rude and dangerous</text:p>
              </text:list-item>
              <text:list-item>
                <text:p xml:id="id23" text:id="id23">Most compiled code cannot be made robust against signal delivery</text:p>
              </text:list-item>
              <text:list-item>
                <text:p xml:id="id24" text:id="id24">Without cooperation from extensions,<text:line-break/>that annoying delay is CPython’s<text:line-break/>least bad op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2" draw:layer="layout" svg:width="18.624cm" svg:height="10.476cm" svg:x="1.482cm" svg:y="2.123cm" draw:page-number="7" presentation:class="page"/>
          <draw:frame presentation:style-name="pr4" draw:text-style-name="P3" draw:layer="layout" svg:width="17.271cm" svg:height="12.572cm" svg:x="2.159cm" svg:y="13.271cm" presentation:class="notes">
            <draw:text-box>
              <text:p>C doesn’t have exceptions.</text:p>
              <text:p><text:span text:style-name="T16">Machine language</text:span> doesn’t have exceptions.</text:p>
              <text:p/>
              <text:p>(We don’t have time to get into how C++ manages it.)</text:p>
              <text:p/>
              <text:p>So how can we possibly deliver some kind of asynchronous, out of band notification after any machine instruction?</text:p>
              <text:p/>
              <text:p>The operating system does something incredibly rude and dangerous. Something that could only have seemed like a good idea to a systems programmer from the 1970s.</text:p>
            </draw:text-box>
          </draw:frame>
        </presentation:notes>
      </draw:page>
      <draw:page draw:name="page8"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omething rude and dangerou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random</text:span><text:span text:style-name="T24"><text:line-break/></text:span><text:span text:style-name="T23">def</text:span><text:span text:style-name="T24"> </text:span><text:span text:style-name="T25">f</text:span><text:span text:style-name="T24">(</text:span><text:span text:style-name="T26">n</text:span><text:span text:style-name="T24">=100000000):</text:span><text:span text:style-name="T24"><text:line-break/></text:span><text:span text:style-name="T24"> <text:s text:c="3"/></text:span><text:span text:style-name="T23">return</text:span><text:span text:style-name="T24"> [random.random()</text:span><text:span text:style-name="T24"><text:line-break/></text:span><text:span text:style-name="T24"> <text:s text:c="11"/></text:span><text:span text:style-name="T23">for</text:span><text:span text:style-name="T24"> _ </text:span><text:span text:style-name="T23">in</text:span><text:span text:style-name="T24"> range(</text:span><text:span text:style-name="T26">n</text:span><text:span text:style-name="T24">)] </text:span></text:p>
            <text:p text:style-name="P18"><text:span text:style-name="T9">Let’s run this under</text:span><text:span text:style-name="T9"><text:line-break/></text:span><text:span text:style-name="T9">the </text:span><text:span text:style-name="T15">C</text:span><text:span text:style-name="T9"> debugger.</text:span></text:p>
            <text:p text:style-name="P19"/>
          </draw:text-box>
        </draw:frame>
        <draw:frame presentation:style-name="pr7" draw:text-style-name="P21" draw:layer="layout" svg:width="12.297cm" svg:height="15.407cm" svg:x="14.313cm" svg:y="4.913cm" presentation:class="outline" presentation:user-transformed="true">
          <draw:text-box>
            <text:p text:style-name="P20"><text:span text:style-name="T27">$ gdb /usr/bin/python3.12</text:span></text:p>
            <text:p text:style-name="P20"><text:span text:style-name="T27">[…]</text:span></text:p>
            <text:p text:style-name="P20"><text:span text:style-name="T27">(gdb)</text:span></text:p>
          </draw:text-box>
        </draw:frame>
        <presentation:notes draw:style-name="dp1">
          <draw:page-thumbnail draw:style-name="gr2" draw:layer="layout" svg:width="18.624cm" svg:height="10.476cm" svg:x="1.482cm" svg:y="2.123cm" draw:page-number="8" presentation:class="page"/>
          <draw:frame presentation:style-name="pr4" draw:text-style-name="P3" draw:layer="layout" svg:width="17.271cm" svg:height="12.572cm" svg:x="2.159cm" svg:y="13.271cm" presentation:class="notes">
            <draw:text-box>
              <text:p>It’s so rude and so dangerous that you won’t believe me if I just tell you how it works. <text:s/>So instead I’m going to <text:span text:style-name="T16">show</text:span> you.</text:p>
              <text:p/>
              <text:p>Here’s a simple Python function that takes a long time to run. <text:s/>Let’s run it under the C debugger.</text:p>
              <text:p/>
              <text:p>I’ve cut out a whole bunch of unimportant chatter from this and the next several slides. <text:s/>If you try this yourself you’re going to see differences in the details.</text:p>
            </draw:text-box>
          </draw:frame>
        </presentation:notes>
      </draw:page>
      <draw:page draw:name="page9"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omething rude and dangerou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random</text:span><text:span text:style-name="T24"><text:line-break/></text:span><text:span text:style-name="T23">def</text:span><text:span text:style-name="T24"> </text:span><text:span text:style-name="T25">f</text:span><text:span text:style-name="T24">(</text:span><text:span text:style-name="T26">n</text:span><text:span text:style-name="T24">=100000000):</text:span><text:span text:style-name="T24"><text:line-break/></text:span><text:span text:style-name="T24"> <text:s text:c="3"/></text:span><text:span text:style-name="T23">return</text:span><text:span text:style-name="T24"> [random.random()</text:span><text:span text:style-name="T24"><text:line-break/></text:span><text:span text:style-name="T24"> <text:s text:c="11"/></text:span><text:span text:style-name="T23">for</text:span><text:span text:style-name="T24"> _ </text:span><text:span text:style-name="T23">in</text:span><text:span text:style-name="T24"> range(</text:span><text:span text:style-name="T26">n</text:span><text:span text:style-name="T24">)] </text:span></text:p>
            <text:p text:style-name="P18"><text:span text:style-name="T9">Let’s run this under</text:span><text:span text:style-name="T9"><text:line-break/></text:span><text:span text:style-name="T9">the </text:span><text:span text:style-name="T15">C</text:span><text:span text:style-name="T9"> debugger.</text:span></text:p>
            <text:p text:style-name="P19"/>
          </draw:text-box>
        </draw:frame>
        <draw:frame presentation:style-name="pr7" draw:text-style-name="P21" draw:layer="layout" svg:width="12.297cm" svg:height="15.407cm" svg:x="14.313cm" svg:y="4.913cm" presentation:class="outline" presentation:user-transformed="true">
          <draw:text-box>
            <text:p text:style-name="P20"><text:span text:style-name="T27">$ gdb /usr/bin/python3.12</text:span></text:p>
            <text:p text:style-name="P20"><text:span text:style-name="T28">[</text:span><text:span text:style-name="T28">…</text:span><text:span text:style-name="T28">]</text:span></text:p>
            <text:p text:style-name="P20"><text:span text:style-name="T27">(gdb) break main</text:span></text:p>
            <text:p text:style-name="P20"><text:span text:style-name="T27">Breakpoint 1 at 0x1060: file ./Programs/python.c, line 14.</text:span></text:p>
            <text:p text:style-name="P20"><text:span text:style-name="T27">(gdb) run</text:span></text:p>
            <text:p text:style-name="P20"><text:span text:style-name="T27">Starting program: /usr/bin/python3.12</text:span></text:p>
            <text:p text:style-name="P20"><text:span text:style-name="T28">[</text:span><text:span text:style-name="T28">…</text:span><text:span text:style-name="T28">]</text:span></text:p>
            <text:p text:style-name="P20"><text:span text:style-name="T27">Breakpoint 1, main (argc=1, argv=0x7fffffffd8a8) at ./Programs/python.c:14</text:span></text:p>
            <text:p text:style-name="P20"><text:span text:style-name="T27">14</text:span><text:span text:style-name="T27"><text:tab/></text:span><text:span text:style-name="T27">{</text:span></text:p>
            <text:p text:style-name="P20"><text:span text:style-name="T27">(gdb)</text:span></text:p>
          </draw:text-box>
        </draw:frame>
        <presentation:notes draw:style-name="dp1">
          <draw:page-thumbnail draw:style-name="gr2" draw:layer="layout" svg:width="18.624cm" svg:height="10.476cm" svg:x="1.482cm" svg:y="2.123cm" draw:page-number="9" presentation:class="page"/>
          <draw:frame presentation:style-name="pr4" draw:text-style-name="P3" draw:layer="layout" svg:width="17.271cm" svg:height="12.572cm" svg:x="2.159cm" svg:y="13.271cm" presentation:class="notes">
            <draw:text-box>
              <text:p>First thing you always do in the C debugger is set a breakpoint on main and then run the program.</text:p>
            </draw:text-box>
          </draw:frame>
        </presentation:notes>
      </draw:page>
      <draw:page draw:name="page10"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omething rude and dangerou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random</text:span><text:span text:style-name="T24"><text:line-break/></text:span><text:span text:style-name="T23">def</text:span><text:span text:style-name="T24"> </text:span><text:span text:style-name="T25">f</text:span><text:span text:style-name="T24">(</text:span><text:span text:style-name="T26">n</text:span><text:span text:style-name="T24">=100000000):</text:span><text:span text:style-name="T24"><text:line-break/></text:span><text:span text:style-name="T24"> <text:s text:c="3"/></text:span><text:span text:style-name="T23">return</text:span><text:span text:style-name="T24"> [random.random()</text:span><text:span text:style-name="T24"><text:line-break/></text:span><text:span text:style-name="T24"> <text:s text:c="11"/></text:span><text:span text:style-name="T23">for</text:span><text:span text:style-name="T24"> _ </text:span><text:span text:style-name="T23">in</text:span><text:span text:style-name="T24"> range(</text:span><text:span text:style-name="T26">n</text:span><text:span text:style-name="T24">)] </text:span></text:p>
            <text:p text:style-name="P18"><text:span text:style-name="T9">Let’s run this under</text:span><text:span text:style-name="T9"><text:line-break/></text:span><text:span text:style-name="T9">the </text:span><text:span text:style-name="T15">C</text:span><text:span text:style-name="T9"> debugger.</text:span></text:p>
            <text:p text:style-name="P19"/>
          </draw:text-box>
        </draw:frame>
        <draw:frame presentation:style-name="pr7" draw:text-style-name="P21" draw:layer="layout" svg:width="12.297cm" svg:height="15.407cm" svg:x="14.313cm" svg:y="4.913cm" presentation:class="outline" presentation:user-transformed="true">
          <draw:text-box>
            <text:p text:style-name="P20"><text:span text:style-name="T27">$ gdb /usr/bin/python3.12</text:span></text:p>
            <text:p text:style-name="P20"><text:span text:style-name="T27">[…]</text:span></text:p>
            <text:p text:style-name="P20"><text:span text:style-name="T27">(gdb) break main</text:span></text:p>
            <text:p text:style-name="P20"><text:span text:style-name="T27">Breakpoint 1 at 0x1060: file ./Programs/python.c, line 14.</text:span></text:p>
            <text:p text:style-name="P20"><text:span text:style-name="T27">(gdb) run</text:span></text:p>
            <text:p text:style-name="P20"><text:span text:style-name="T27">Starting program: /usr/bin/python3.12</text:span></text:p>
            <text:p text:style-name="P20"><text:span text:style-name="T28">[</text:span><text:span text:style-name="T28">…</text:span><text:span text:style-name="T28">]</text:span></text:p>
            <text:p text:style-name="P20"><text:span text:style-name="T27">Breakpoint 1, main (argc=1, argv=0x7fffffffd8a8) at ./Programs/python.c:14</text:span></text:p>
            <text:p text:style-name="P20"><text:span text:style-name="T27">14</text:span><text:span text:style-name="T27"><text:tab/></text:span><text:span text:style-name="T27">{</text:span></text:p>
            <text:p text:style-name="P20"><text:span text:style-name="T27">(gdb) break signal_handler</text:span></text:p>
            <text:p text:style-name="P20"><text:span text:style-name="T27">Breakpoint 2 at 0x7f948f276a00: file ./Modules/signalmodule.c, line 347.</text:span></text:p>
            <text:p text:style-name="P20"><text:span text:style-name="T27">(gdb)</text:span></text:p>
          </draw:text-box>
        </draw:frame>
        <presentation:notes draw:style-name="dp1">
          <draw:page-thumbnail draw:style-name="gr2" draw:layer="layout" svg:width="18.624cm" svg:height="10.476cm" svg:x="1.482cm" svg:y="2.123cm" draw:page-number="10" presentation:class="page"/>
          <draw:frame presentation:style-name="pr4" draw:text-style-name="P23" draw:layer="layout" svg:width="17.271cm" svg:height="12.572cm" svg:x="2.159cm" svg:y="13.271cm" presentation:class="notes">
            <draw:text-box>
              <text:p text:style-name="P22">Now the program is running, I can set more interesting breakpoints. <text:s/>In this case, on CPython’s C signal handler function.</text:p>
            </draw:text-box>
          </draw:frame>
        </presentation:notes>
      </draw:page>
      <draw:page draw:name="page11"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omething rude and dangerou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random</text:span><text:span text:style-name="T24"><text:line-break/></text:span><text:span text:style-name="T23">def</text:span><text:span text:style-name="T24"> </text:span><text:span text:style-name="T25">f</text:span><text:span text:style-name="T24">(</text:span><text:span text:style-name="T26">n</text:span><text:span text:style-name="T24">=100000000):</text:span><text:span text:style-name="T24"><text:line-break/></text:span><text:span text:style-name="T24"> <text:s text:c="3"/></text:span><text:span text:style-name="T23">return</text:span><text:span text:style-name="T24"> [random.random()</text:span><text:span text:style-name="T24"><text:line-break/></text:span><text:span text:style-name="T24"> <text:s text:c="11"/></text:span><text:span text:style-name="T23">for</text:span><text:span text:style-name="T24"> _ </text:span><text:span text:style-name="T23">in</text:span><text:span text:style-name="T24"> range(</text:span><text:span text:style-name="T26">n</text:span><text:span text:style-name="T24">)] </text:span></text:p>
            <text:p text:style-name="P18"><text:span text:style-name="T9">Let’s run this under</text:span><text:span text:style-name="T9"><text:line-break/></text:span><text:span text:style-name="T9">the </text:span><text:span text:style-name="T15">C</text:span><text:span text:style-name="T9"> debugger.</text:span></text:p>
            <text:p text:style-name="P19"/>
          </draw:text-box>
        </draw:frame>
        <draw:frame presentation:style-name="pr7" draw:text-style-name="P21" draw:layer="layout" svg:width="12.297cm" svg:height="15.407cm" svg:x="14.313cm" svg:y="4.913cm" presentation:class="outline" presentation:user-transformed="true">
          <draw:text-box>
            <text:p text:style-name="P20"><text:span text:style-name="T27">$ gdb /usr/bin/python3.12</text:span></text:p>
            <text:p text:style-name="P20"><text:span text:style-name="T27">[…]</text:span></text:p>
            <text:p text:style-name="P20"><text:span text:style-name="T27">(gdb) break main</text:span></text:p>
            <text:p text:style-name="P20"><text:span text:style-name="T27">Breakpoint 1 at 0x1060: file ./Programs/python.c, line 14.</text:span></text:p>
            <text:p text:style-name="P20"><text:span text:style-name="T27">(gdb) run</text:span></text:p>
            <text:p text:style-name="P20"><text:span text:style-name="T27">Starting program: /usr/bin/python3.12</text:span></text:p>
            <text:p text:style-name="P20"><text:span text:style-name="T27">[...]</text:span></text:p>
            <text:p text:style-name="P20"><text:span text:style-name="T27">Breakpoint 1, main (argc=1, argv=0x7fffffffd8a8) at ./Programs/python.c:14</text:span></text:p>
            <text:p text:style-name="P20"><text:span text:style-name="T27">14</text:span><text:span text:style-name="T27"><text:tab/></text:span><text:span text:style-name="T27">{</text:span></text:p>
            <text:p text:style-name="P20"><text:span text:style-name="T27">(gdb) break signal_handler</text:span></text:p>
            <text:p text:style-name="P20"><text:span text:style-name="T27">Breakpoint 2 at 0x7f948f276a00: file ./Modules/signalmodule.c, line 347.</text:span></text:p>
            <text:p text:style-name="P20"><text:span text:style-name="T27">(gdb) continue</text:span></text:p>
            <text:p text:style-name="P20"><text:span text:style-name="T27">Continuing.</text:span></text:p>
            <text:p text:style-name="P20"><text:span text:style-name="T27">Python 3.12.9 (main, Feb 23 2025, 20:12:24) [GCC 14.2.1 20241221] on linux</text:span></text:p>
            <text:p text:style-name="P20"><text:span text:style-name="T27">Type "help", "copyright", "credits" or "license" for more information.</text:span></text:p>
            <text:p text:style-name="P20"><text:span text:style-name="T27">&gt;&gt;&gt;</text:span></text:p>
          </draw:text-box>
        </draw:frame>
        <presentation:notes draw:style-name="dp1">
          <draw:page-thumbnail draw:style-name="gr2" draw:layer="layout" svg:width="18.624cm" svg:height="10.476cm" svg:x="1.482cm" svg:y="2.123cm" draw:page-number="11" presentation:class="page"/>
          <draw:frame presentation:style-name="pr4" draw:text-style-name="P3" draw:layer="layout" svg:width="17.271cm" svg:height="12.572cm" svg:x="2.159cm" svg:y="13.271cm" presentation:class="notes">
            <draw:text-box>
              <text:p>Then I continue execution and I get the Python read-eval-print prompt.</text:p>
            </draw:text-box>
          </draw:frame>
        </presentation:notes>
      </draw:page>
      <draw:page draw:name="page12"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omething rude and dangerou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random</text:span><text:span text:style-name="T24"><text:line-break/></text:span><text:span text:style-name="T23">def</text:span><text:span text:style-name="T24"> </text:span><text:span text:style-name="T25">f</text:span><text:span text:style-name="T24">(</text:span><text:span text:style-name="T26">n</text:span><text:span text:style-name="T24">=100000000):</text:span><text:span text:style-name="T24"><text:line-break/></text:span><text:span text:style-name="T24"> <text:s text:c="3"/></text:span><text:span text:style-name="T23">return</text:span><text:span text:style-name="T24"> [random.random()</text:span><text:span text:style-name="T24"><text:line-break/></text:span><text:span text:style-name="T24"> <text:s text:c="11"/></text:span><text:span text:style-name="T23">for</text:span><text:span text:style-name="T24"> _ </text:span><text:span text:style-name="T23">in</text:span><text:span text:style-name="T24"> range(</text:span><text:span text:style-name="T26">n</text:span><text:span text:style-name="T24">)] </text:span></text:p>
            <text:p text:style-name="P18"><text:span text:style-name="T9">Let’s run this under</text:span><text:span text:style-name="T9"><text:line-break/></text:span><text:span text:style-name="T9">the </text:span><text:span text:style-name="T15">C</text:span><text:span text:style-name="T9"> debugger.</text:span></text:p>
            <text:p text:style-name="P19"/>
          </draw:text-box>
        </draw:frame>
        <draw:frame presentation:style-name="pr7" draw:text-style-name="P21" draw:layer="layout" svg:width="12.297cm" svg:height="15.407cm" svg:x="14.313cm" svg:y="4.913cm" presentation:class="outline" presentation:user-transformed="true">
          <draw:text-box>
            <text:p text:style-name="P20"><text:span text:style-name="T28">&gt;&gt;&gt; […enter code on the left</text:span><text:span text:style-name="T28">…]</text:span></text:p>
            <text:p text:style-name="P20"><text:span text:style-name="T28">&gt;&gt;&gt; f()</text:span></text:p>
            <text:p text:style-name="P20"><text:span text:style-name="T28"/></text:p>
          </draw:text-box>
        </draw:frame>
        <presentation:notes draw:style-name="dp1">
          <draw:page-thumbnail draw:style-name="gr2" draw:layer="layout" svg:width="18.624cm" svg:height="10.476cm" svg:x="1.482cm" svg:y="2.123cm" draw:page-number="12" presentation:class="page"/>
          <draw:frame presentation:style-name="pr4" draw:text-style-name="P3" draw:layer="layout" svg:width="17.271cm" svg:height="12.572cm" svg:x="2.159cm" svg:y="13.271cm" presentation:class="notes">
            <draw:text-box>
              <text:p>Skipping the part where I type in the code on the left. <text:s/>Run it. <text:s/>It takes a while.</text:p>
            </draw:text-box>
          </draw:frame>
        </presentation:notes>
      </draw:page>
      <draw:page draw:name="page13"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omething rude and dangerou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random</text:span><text:span text:style-name="T24"><text:line-break/></text:span><text:span text:style-name="T23">def</text:span><text:span text:style-name="T24"> </text:span><text:span text:style-name="T25">f</text:span><text:span text:style-name="T24">(</text:span><text:span text:style-name="T26">n</text:span><text:span text:style-name="T24">=100000000):</text:span><text:span text:style-name="T24"><text:line-break/></text:span><text:span text:style-name="T24"> <text:s text:c="3"/></text:span><text:span text:style-name="T23">return</text:span><text:span text:style-name="T24"> [random.random()</text:span><text:span text:style-name="T24"><text:line-break/></text:span><text:span text:style-name="T24"> <text:s text:c="11"/></text:span><text:span text:style-name="T23">for</text:span><text:span text:style-name="T24"> _ </text:span><text:span text:style-name="T23">in</text:span><text:span text:style-name="T24"> range(</text:span><text:span text:style-name="T26">n</text:span><text:span text:style-name="T24">)] </text:span></text:p>
            <text:p text:style-name="P18"><text:span text:style-name="T9">Let’s run this under</text:span><text:span text:style-name="T9"><text:line-break/></text:span><text:span text:style-name="T9">the </text:span><text:span text:style-name="T15">C</text:span><text:span text:style-name="T9"> debugger.</text:span></text:p>
            <text:p text:style-name="P19"/>
          </draw:text-box>
        </draw:frame>
        <draw:frame presentation:style-name="pr7" draw:text-style-name="P21" draw:layer="layout" svg:width="13.172cm" svg:height="15.407cm" svg:x="14.313cm" svg:y="4.913cm" presentation:class="outline" presentation:user-transformed="true">
          <draw:text-box>
            <text:p text:style-name="P20"><text:span text:style-name="T28">&gt;&gt;&gt; […enter code on the left</text:span><text:span text:style-name="T28">…]</text:span></text:p>
            <text:p text:style-name="P20"><text:span text:style-name="T28">&gt;&gt;&gt; f()</text:span></text:p>
            <text:p text:style-name="P20"><text:span text:style-name="T28">^C</text:span></text:p>
            <text:p text:style-name="P20"><text:span text:style-name="T28">Program received signal SIGINT, Interrupt.</text:span></text:p>
            <text:p text:style-name="P20"><text:span text:style-name="T28">pymalloc_pool_extend (pool=..., size=1) at Objects/obmalloc.c:1361</text:span></text:p>
            <text:p text:style-name="P20"><text:span text:style-name="T28">1361</text:span><text:span text:style-name="T28"><text:tab/></text:span><text:span text:style-name="T28"> <text:s text:c="7"/>*(pymem_block **)(pool-&gt;freeblock) = NULL;</text:span></text:p>
            <text:p text:style-name="P20"><text:span text:style-name="T28">(gdb)</text:span></text:p>
          </draw:text-box>
        </draw:frame>
        <presentation:notes draw:style-name="dp1">
          <draw:page-thumbnail draw:style-name="gr2" draw:layer="layout" svg:width="18.624cm" svg:height="10.476cm" svg:x="1.482cm" svg:y="2.123cm" draw:page-number="13" presentation:class="page"/>
          <draw:frame presentation:style-name="pr4" draw:text-style-name="P23" draw:layer="layout" svg:width="17.271cm" svg:height="12.572cm" svg:x="2.159cm" svg:y="13.271cm" presentation:class="notes" presentation:user-transformed="true">
            <draw:text-box>
              <text:p>I hit control-C, I immediately get the debugger prompt.</text:p>
              <text:p/>
              <text:p>We’re inside pymalloc – the interpreter is allocating some memory.</text:p>
            </draw:text-box>
          </draw:frame>
        </presentation:notes>
      </draw:page>
      <draw:page draw:name="page14"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omething rude and dangerou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random</text:span><text:span text:style-name="T24"><text:line-break/></text:span><text:span text:style-name="T23">def</text:span><text:span text:style-name="T24"> </text:span><text:span text:style-name="T25">f</text:span><text:span text:style-name="T24">(</text:span><text:span text:style-name="T26">n</text:span><text:span text:style-name="T24">=100000000):</text:span><text:span text:style-name="T24"><text:line-break/></text:span><text:span text:style-name="T24"> <text:s text:c="3"/></text:span><text:span text:style-name="T23">return</text:span><text:span text:style-name="T24"> [random.random()</text:span><text:span text:style-name="T24"><text:line-break/></text:span><text:span text:style-name="T24"> <text:s text:c="11"/></text:span><text:span text:style-name="T23">for</text:span><text:span text:style-name="T24"> _ </text:span><text:span text:style-name="T23">in</text:span><text:span text:style-name="T24"> range(</text:span><text:span text:style-name="T26">n</text:span><text:span text:style-name="T24">)] </text:span></text:p>
            <text:p text:style-name="P18"><text:span text:style-name="T9">Let’s run this under</text:span><text:span text:style-name="T9"><text:line-break/></text:span><text:span text:style-name="T9">the </text:span><text:span text:style-name="T15">C</text:span><text:span text:style-name="T9"> debugger.</text:span></text:p>
            <text:p text:style-name="P19"/>
          </draw:text-box>
        </draw:frame>
        <draw:frame presentation:style-name="pr7" draw:text-style-name="P21" draw:layer="layout" svg:width="12.928cm" svg:height="15.407cm" svg:x="14.313cm" svg:y="4.913cm" presentation:class="outline" presentation:user-transformed="true">
          <draw:text-box>
            <text:p text:style-name="P20"><text:span text:style-name="T28">&gt;&gt;&gt; […enter code on the left</text:span><text:span text:style-name="T28">…]</text:span></text:p>
            <text:p text:style-name="P20"><text:span text:style-name="T28">&gt;&gt;&gt; f()</text:span></text:p>
            <text:p text:style-name="P20"><text:span text:style-name="T28">^C</text:span></text:p>
            <text:p text:style-name="P20"><text:span text:style-name="T28">Program received signal SIGINT, Interrupt.</text:span></text:p>
            <text:p text:style-name="P20"><text:span text:style-name="T28">pymalloc_pool_extend (pool=..., size=1) at Objects/obmalloc.c:1361</text:span></text:p>
            <text:p text:style-name="P20"><text:span text:style-name="T28">1361</text:span><text:span text:style-name="T28"><text:tab/></text:span><text:span text:style-name="T28"> <text:s text:c="7"/>*(pymem_block **)(pool-&gt;freeblock) = NULL;</text:span></text:p>
            <text:p text:style-name="P20"><text:span text:style-name="T28">(gdb) signal SIGINT</text:span></text:p>
            <text:p text:style-name="P20"><text:span text:style-name="T28">Continuing with signal SIGINT.</text:span></text:p>
            <text:p text:style-name="P20"><text:span text:style-name="T28"/></text:p>
            <text:p text:style-name="P20"><text:span text:style-name="T28">Breakpoint 2, signal_handler (sig_num=2)</text:span><text:span text:style-name="T28"><text:line-break/></text:span><text:span text:style-name="T28">at ./Modules/signalmodule.c:347</text:span></text:p>
            <text:p text:style-name="P20"><text:span text:style-name="T28">{</text:span></text:p>
            <text:p text:style-name="P20"><text:span text:style-name="T28">(gdb)</text:span></text:p>
          </draw:text-box>
        </draw:frame>
        <presentation:notes draw:style-name="dp1">
          <draw:page-thumbnail draw:style-name="gr2" draw:layer="layout" svg:width="18.624cm" svg:height="10.476cm" svg:x="1.482cm" svg:y="2.123cm" draw:page-number="14" presentation:class="page"/>
          <draw:frame presentation:style-name="pr4" draw:text-style-name="P3" draw:layer="layout" svg:width="17.271cm" svg:height="12.572cm" svg:x="2.159cm" svg:y="13.271cm" presentation:class="notes">
            <draw:text-box>
              <text:p>Tell the debugger to let the program see the signal, now we hit the breakpoint on the C signal handler.</text:p>
              <text:p/>
              <text:p>Let’s get a C-level stack trace now.</text:p>
            </draw:text-box>
          </draw:frame>
        </presentation:notes>
      </draw:page>
      <draw:page draw:name="page15"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omething rude and dangerou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random</text:span><text:span text:style-name="T24"><text:line-break/></text:span><text:span text:style-name="T23">def</text:span><text:span text:style-name="T24"> </text:span><text:span text:style-name="T25">f</text:span><text:span text:style-name="T24">(</text:span><text:span text:style-name="T26">n</text:span><text:span text:style-name="T24">=100000000):</text:span><text:span text:style-name="T24"><text:line-break/></text:span><text:span text:style-name="T24"> <text:s text:c="3"/></text:span><text:span text:style-name="T23">return</text:span><text:span text:style-name="T24"> [random.random()</text:span><text:span text:style-name="T24"><text:line-break/></text:span><text:span text:style-name="T24"> <text:s text:c="11"/></text:span><text:span text:style-name="T23">for</text:span><text:span text:style-name="T24"> _ </text:span><text:span text:style-name="T23">in</text:span><text:span text:style-name="T24"> range(</text:span><text:span text:style-name="T26">n</text:span><text:span text:style-name="T24">)] </text:span></text:p>
            <text:p text:style-name="P18"><text:span text:style-name="T9">Let’s run this under</text:span><text:span text:style-name="T9"><text:line-break/></text:span><text:span text:style-name="T9">the </text:span><text:span text:style-name="T15">C</text:span><text:span text:style-name="T9"> debugger.</text:span></text:p>
            <text:p text:style-name="P19"/>
          </draw:text-box>
        </draw:frame>
        <draw:frame presentation:style-name="pr7" draw:text-style-name="P21" draw:layer="layout" svg:width="13.311cm" svg:height="15.407cm" svg:x="14.313cm" svg:y="4.913cm" presentation:class="outline" presentation:user-transformed="true">
          <draw:text-box>
            <text:p text:style-name="P20"><text:span text:style-name="T28">&gt;&gt;&gt; […enter code on the left</text:span><text:span text:style-name="T28">…]</text:span></text:p>
            <text:p text:style-name="P20"><text:span text:style-name="T28">&gt;&gt;&gt; f()</text:span></text:p>
            <text:p text:style-name="P20"><text:span text:style-name="T28">^C</text:span></text:p>
            <text:p text:style-name="P20"><text:span text:style-name="T28">Program received signal SIGINT, Interrupt.</text:span></text:p>
            <text:p text:style-name="P20"><text:span text:style-name="T28">pymalloc_pool_extend (pool=..., size=1) at Objects/obmalloc.c:1361</text:span></text:p>
            <text:p text:style-name="P20"><text:span text:style-name="T28">1361</text:span><text:span text:style-name="T28"><text:tab/></text:span><text:span text:style-name="T28"> <text:s text:c="7"/>*(pymem_block **)(pool-&gt;freeblock) = NULL;</text:span></text:p>
            <text:p text:style-name="P20"><text:span text:style-name="T28">(gdb) signal SIGINT</text:span></text:p>
            <text:p text:style-name="P20"><text:span text:style-name="T28">Continuing with signal SIGINT.</text:span></text:p>
            <text:p text:style-name="P20"><text:span text:style-name="T28"/></text:p>
            <text:p text:style-name="P20"><text:span text:style-name="T28">Breakpoint 2, signal_handler (sig_num=2)</text:span><text:span text:style-name="T28"><text:line-break/></text:span><text:span text:style-name="T28">at ./Modules/signalmodule.c:347</text:span></text:p>
            <text:p text:style-name="P20"><text:span text:style-name="T28">{</text:span></text:p>
            <text:p text:style-name="P20"><text:span text:style-name="T28">(gdb) backtrace</text:span></text:p>
            <text:p text:style-name="P20"><text:span text:style-name="T28">#0 <text:s/>signal_handler (sig_num=2)</text:span><text:span text:style-name="T28"><text:line-break/></text:span><text:span text:style-name="T28">at ./Modules/signalmodule.c:347</text:span></text:p>
            <text:p text:style-name="P20"><text:span text:style-name="T28">#1 <text:s/>&lt;signal handler called&gt;</text:span></text:p>
            <text:p text:style-name="P20"><text:span text:style-name="T28">#2 <text:s/>pymalloc_pool_extend (pool=..., size=1)</text:span><text:span text:style-name="T28"><text:line-break/></text:span><text:span text:style-name="T28">at Objects/obmalloc.c:1361</text:span></text:p>
            <text:p text:style-name="P20"><text:span text:style-name="T28">#3 <text:s/>pymalloc_alloc (_unused_ctx=..., state=..., nbytes=32) at Objects/obmalloc.c:1546</text:span></text:p>
            <text:p text:style-name="P20"><text:span text:style-name="T28">#4 <text:s/>_PyObject_Malloc (ctx=..., nbytes=32)</text:span><text:span text:style-name="T28"><text:line-break/></text:span><text:span text:style-name="T28">at Objects/obmalloc.c:1564</text:span></text:p>
            <text:p text:style-name="P20"><text:span text:style-name="T28">...</text:span></text:p>
          </draw:text-box>
        </draw:frame>
        <presentation:notes draw:style-name="dp1">
          <draw:page-thumbnail draw:style-name="gr2" draw:layer="layout" svg:width="18.624cm" svg:height="10.476cm" svg:x="1.482cm" svg:y="2.123cm" draw:page-number="15" presentation:class="page"/>
          <draw:frame presentation:style-name="pr4" draw:text-style-name="P3" draw:layer="layout" svg:width="17.271cm" svg:height="12.572cm" svg:x="2.159cm" svg:y="13.271cm" presentation:class="notes" presentation:user-transformed="true">
            <draw:text-box>
              <text:p>Reminder that I cut out a lot of uninteresting details.</text:p>
              <text:p/>
              <text:p>GDB prints stack traces with the innermost frame first– the opposite way around from Python stack traces.</text:p>
            </draw:text-box>
          </draw:frame>
        </presentation:notes>
      </draw:page>
      <draw:page draw:name="page16" draw:style-name="dp1" draw:master-page-name="Default" presentation:presentation-page-layout-name="AL2T3">
        <office:forms form:automatic-focus="false" form:apply-design-mode="false"/>
        <draw:custom-shape draw:style-name="gr9" draw:text-style-name="P24" draw:layer="layout" svg:width="13.578cm" svg:height="2.454cm" svg:x="14.151cm" svg:y="12.081cm">
          <text:p/>
          <draw:enhanced-geometry svg:viewBox="0 0 21600 21600" draw:type="rectangle" draw:enhanced-path="M 0 0 L 21600 0 21600 21600 0 21600 0 0 Z N"/>
        </draw:custom-shape>
        <draw:frame presentation:style-name="pr7" draw:text-style-name="P21" draw:layer="layout" svg:width="13.416cm" svg:height="15.407cm" svg:x="14.313cm" svg:y="4.913cm" presentation:class="outline" presentation:user-transformed="true">
          <draw:text-box>
            <text:p text:style-name="P20"><text:span text:style-name="T28">&gt;&gt;&gt; […enter code on the left</text:span><text:span text:style-name="T28">…]</text:span></text:p>
            <text:p text:style-name="P20"><text:span text:style-name="T28">&gt;&gt;&gt; f()</text:span></text:p>
            <text:p text:style-name="P20"><text:span text:style-name="T28">^C</text:span></text:p>
            <text:p text:style-name="P20"><text:span text:style-name="T28">Program received signal SIGINT, Interrupt.</text:span></text:p>
            <text:p text:style-name="P20"><text:span text:style-name="T28">pymalloc_pool_extend (pool=..., size=1) at Objects/obmalloc.c:1361</text:span></text:p>
            <text:p text:style-name="P20"><text:span text:style-name="T28">1361</text:span><text:span text:style-name="T28"><text:tab/></text:span><text:span text:style-name="T28"> <text:s text:c="7"/>*(pymem_block **)(pool-&gt;freeblock) = NULL;</text:span></text:p>
            <text:p text:style-name="P20"><text:span text:style-name="T28">(gdb) signal SIGINT</text:span></text:p>
            <text:p text:style-name="P20"><text:span text:style-name="T28">Continuing with signal SIGINT.</text:span></text:p>
            <text:p text:style-name="P20"><text:span text:style-name="T28"/></text:p>
            <text:p text:style-name="P20"><text:span text:style-name="T28">Breakpoint 2, signal_handler (sig_num=2)</text:span><text:span text:style-name="T28"><text:line-break/></text:span><text:span text:style-name="T28">at ./Modules/signalmodule.c:347</text:span></text:p>
            <text:p text:style-name="P20"><text:span text:style-name="T28">{</text:span></text:p>
            <text:p text:style-name="P20"><text:span text:style-name="T28">(gdb) backtrace</text:span></text:p>
            <text:p text:style-name="P20"><text:span text:style-name="T28">#0 <text:s/>signal_handler (sig_num=2)</text:span><text:span text:style-name="T28"><text:line-break/></text:span><text:span text:style-name="T28">at ./Modules/signalmodule.c:347</text:span></text:p>
            <text:p text:style-name="P20"><text:span text:style-name="T28">#1 <text:s/>&lt;signal handler called&gt;</text:span></text:p>
            <text:p text:style-name="P20"><text:span text:style-name="T28">#2 <text:s/>pymalloc_pool_extend (pool=..., size=1)</text:span><text:span text:style-name="T28"><text:line-break/></text:span><text:span text:style-name="T28">at Objects/obmalloc.c:1361</text:span></text:p>
            <text:p text:style-name="P20"><text:span text:style-name="T28">#3 <text:s/>pymalloc_alloc (_unused_ctx=..., state=..., nbytes=32) at Objects/obmalloc.c:1546</text:span></text:p>
            <text:p text:style-name="P20"><text:span text:style-name="T28">#4 <text:s/>_PyObject_Malloc (ctx=..., nbytes=32)</text:span><text:span text:style-name="T28"><text:line-break/></text:span><text:span text:style-name="T28">at Objects/obmalloc.c:1564</text:span></text:p>
            <text:p text:style-name="P20"><text:span text:style-name="T28">...</text:span></text:p>
          </draw:text-box>
        </draw:frame>
        <draw:frame presentation:style-name="pr2" draw:layer="layout" svg:width="25.199cm" svg:height="3.505cm" svg:x="1.4cm" svg:y="0.837cm" presentation:class="title">
          <draw:text-box>
            <text:p>“Something rude and dangerou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random</text:span><text:span text:style-name="T24"><text:line-break/></text:span><text:span text:style-name="T23">def</text:span><text:span text:style-name="T24"> </text:span><text:span text:style-name="T25">f</text:span><text:span text:style-name="T24">(</text:span><text:span text:style-name="T26">n</text:span><text:span text:style-name="T24">=100000000):</text:span><text:span text:style-name="T24"><text:line-break/></text:span><text:span text:style-name="T24"> <text:s text:c="3"/></text:span><text:span text:style-name="T23">return</text:span><text:span text:style-name="T24"> [random.random()</text:span><text:span text:style-name="T24"><text:line-break/></text:span><text:span text:style-name="T24"> <text:s text:c="11"/></text:span><text:span text:style-name="T23">for</text:span><text:span text:style-name="T24"> _ </text:span><text:span text:style-name="T23">in</text:span><text:span text:style-name="T24"> range(</text:span><text:span text:style-name="T26">n</text:span><text:span text:style-name="T24">)] </text:span></text:p>
            <text:p text:style-name="P18"><text:span text:style-name="T9">Let’s run this under</text:span><text:span text:style-name="T9"><text:line-break/></text:span><text:span text:style-name="T9">the </text:span><text:span text:style-name="T15">C</text:span><text:span text:style-name="T9"> debugger.</text:span></text:p>
            <text:p text:style-name="P19"/>
          </draw:text-box>
        </draw:frame>
        <presentation:notes draw:style-name="dp1">
          <draw:page-thumbnail draw:style-name="gr2" draw:layer="layout" svg:width="18.624cm" svg:height="10.476cm" svg:x="1.482cm" svg:y="2.123cm" draw:page-number="16" presentation:class="page"/>
          <draw:frame presentation:style-name="pr4" draw:text-style-name="P3" draw:layer="layout" svg:width="17.271cm" svg:height="12.572cm" svg:x="2.159cm" svg:y="13.271cm" presentation:class="notes">
            <draw:text-box>
              <text:p>Here’s the important part of the stack trace.</text:p>
              <text:p/>
              <text:p>The innermost frame is the frame for the signal handler itself, that makes sense, but above that is a special frame and above that is … pymalloc. Isn’t that strange? Pymalloc_pool_extend doesn’t contain a call to signal_handler but somehow it’s been called anyway.</text:p>
              <text:p/>
              <text:p>This is the black magic of signal delivery.</text:p>
              <text:p/>
              <text:p/>
            </draw:text-box>
          </draw:frame>
        </presentation:notes>
      </draw:page>
      <draw:page draw:name="page17" draw:style-name="dp1" draw:master-page-name="Default" presentation:presentation-page-layout-name="AL2T3">
        <draw:frame presentation:style-name="pr2" draw:layer="layout" svg:width="25.199cm" svg:height="3.505cm" svg:x="1.4cm" svg:y="0.837cm" presentation:class="title">
          <draw:text-box>
            <text:p>“Something rude and dangerous”?</text:p>
          </draw:text-box>
        </draw:frame>
        <draw:frame presentation:style-name="pr7" draw:text-style-name="P26" draw:layer="layout" svg:width="12.297cm" svg:height="15.407cm" svg:x="1.4cm" svg:y="4.913cm" presentation:class="outline">
          <draw:text-box>
            <text:p text:style-name="P25"><text:span text:style-name="T29">(gdb) backtrace</text:span></text:p>
            <text:p text:style-name="P25"><text:span text:style-name="T30">#0 <text:s/>signal_handler (sig_num=2)</text:span><text:span text:style-name="T30"><text:line-break/></text:span><text:span text:style-name="T30">at ./Modules/signalmodule.c:347</text:span></text:p>
            <text:p text:style-name="P25"><text:span text:style-name="T29">#1 <text:s/>&lt;signal handler called&gt;</text:span></text:p>
            <text:p text:style-name="P25"><text:span text:style-name="T29">#2 <text:s/>pymalloc_pool_extend (pool=..., size=1)</text:span><text:span text:style-name="T29"><text:line-break/></text:span><text:span text:style-name="T29">at Objects/obmalloc.c:1361</text:span></text:p>
            <text:p text:style-name="P25"><text:span text:style-name="T29">...</text:span></text:p>
          </draw:text-box>
        </draw:frame>
        <draw:frame presentation:style-name="pr7" draw:layer="layout" svg:width="12.297cm" svg:height="15.407cm" svg:x="14.313cm" svg:y="4.913cm" presentation:class="outline" presentation:user-transformed="true">
          <draw:text-box>
            <text:p text:style-name="P27"><text:span text:style-name="T29">(gdb) </text:span></text:p>
          </draw:text-box>
        </draw:frame>
        <presentation:notes draw:style-name="dp2">
          <draw:page-thumbnail draw:style-name="gr2" draw:layer="layout" svg:width="18.624cm" svg:height="10.476cm" svg:x="1.482cm" svg:y="2.123cm" draw:page-number="17" presentation:class="page"/>
          <draw:frame presentation:style-name="pr4" draw:text-style-name="P3" draw:layer="layout" svg:width="17.271cm" svg:height="12.572cm" svg:x="2.159cm" svg:y="13.271cm" presentation:class="notes" presentation:user-transformed="true">
            <draw:text-box>
              <text:p>I need to make you feel this.</text:p>
              <text:p/>
              <text:p/>
            </draw:text-box>
          </draw:frame>
        </presentation:notes>
      </draw:page>
      <draw:page draw:name="page18" draw:style-name="dp1" draw:master-page-name="Default" presentation:presentation-page-layout-name="AL2T3">
        <draw:frame presentation:style-name="pr2" draw:layer="layout" svg:width="25.199cm" svg:height="3.505cm" svg:x="1.4cm" svg:y="0.837cm" presentation:class="title">
          <draw:text-box>
            <text:p>“Something rude and dangerous”?</text:p>
          </draw:text-box>
        </draw:frame>
        <draw:frame presentation:style-name="pr7" draw:text-style-name="P26" draw:layer="layout" svg:width="12.297cm" svg:height="15.407cm" svg:x="1.4cm" svg:y="4.913cm" presentation:class="outline">
          <draw:text-box>
            <text:p text:style-name="P25"><text:span text:style-name="T29">(gdb) backtrace</text:span></text:p>
            <text:p text:style-name="P25"><text:span text:style-name="T29">#0 <text:s/>signal_handler (sig_num=2)</text:span><text:span text:style-name="T29"><text:line-break/></text:span><text:span text:style-name="T29">at ./Modules/signalmodule.c:347</text:span></text:p>
            <text:p text:style-name="P25"><text:span text:style-name="T30">#1 <text:s/>&lt;signal handler called&gt;</text:span></text:p>
            <text:p text:style-name="P25"><text:span text:style-name="T29">#2 <text:s/>pymalloc_pool_extend (pool=..., size=1)</text:span><text:span text:style-name="T29"><text:line-break/></text:span><text:span text:style-name="T29">at Objects/obmalloc.c:1361</text:span></text:p>
            <text:p text:style-name="P25"><text:span text:style-name="T29">...</text:span></text:p>
          </draw:text-box>
        </draw:frame>
        <draw:frame presentation:style-name="pr7" draw:layer="layout" svg:width="12.297cm" svg:height="15.407cm" svg:x="14.313cm" svg:y="4.913cm" presentation:class="outline" presentation:user-transformed="true">
          <draw:text-box>
            <text:p text:style-name="P27"><text:span text:style-name="T29">(gdb) up</text:span></text:p>
            <text:p text:style-name="P27"><text:span text:style-name="T29">#1 <text:s/>&lt;signal handler called&gt;</text:span></text:p>
            <text:p text:style-name="P27"><text:span text:style-name="T29">(gdb) disassemble</text:span></text:p>
          </draw:text-box>
        </draw:frame>
        <presentation:notes draw:style-name="dp1">
          <draw:page-thumbnail draw:style-name="gr2" draw:layer="layout" svg:width="18.624cm" svg:height="10.476cm" svg:x="1.482cm" svg:y="2.123cm" draw:page-number="18" presentation:class="page"/>
          <draw:frame presentation:style-name="pr4" draw:text-style-name="P3" draw:layer="layout" svg:width="17.271cm" svg:height="12.572cm" svg:x="2.159cm" svg:y="13.271cm" presentation:class="notes">
            <draw:text-box>
              <text:p>So I’m going to show you assembly language.</text:p>
            </draw:text-box>
          </draw:frame>
        </presentation:notes>
      </draw:page>
      <draw:page draw:name="page19" draw:style-name="dp1" draw:master-page-name="Default" presentation:presentation-page-layout-name="AL2T3">
        <draw:frame presentation:style-name="pr2" draw:layer="layout" svg:width="25.199cm" svg:height="3.505cm" svg:x="1.4cm" svg:y="0.837cm" presentation:class="title">
          <draw:text-box>
            <text:p>“Something rude and dangerous”?</text:p>
          </draw:text-box>
        </draw:frame>
        <draw:frame presentation:style-name="pr7" draw:text-style-name="P26" draw:layer="layout" svg:width="12.297cm" svg:height="15.407cm" svg:x="1.4cm" svg:y="4.913cm" presentation:class="outline">
          <draw:text-box>
            <text:p text:style-name="P25"><text:span text:style-name="T29">(gdb) backtrace</text:span></text:p>
            <text:p text:style-name="P25"><text:span text:style-name="T29">#0 <text:s/>signal_handler (sig_num=2)</text:span><text:span text:style-name="T29"><text:line-break/></text:span><text:span text:style-name="T29">at ./Modules/signalmodule.c:347</text:span></text:p>
            <text:p text:style-name="P25"><text:span text:style-name="T30">#1 <text:s/>&lt;signal handler called&gt;</text:span></text:p>
            <text:p text:style-name="P25"><text:span text:style-name="T29">#2 <text:s/>pymalloc_pool_extend (pool=..., size=1)</text:span><text:span text:style-name="T29"><text:line-break/></text:span><text:span text:style-name="T29">at Objects/obmalloc.c:1361</text:span></text:p>
            <text:p text:style-name="P25"><text:span text:style-name="T29">...</text:span></text:p>
          </draw:text-box>
        </draw:frame>
        <draw:frame presentation:style-name="pr7" draw:layer="layout" svg:width="13.687cm" svg:height="15.407cm" svg:x="14.313cm" svg:y="4.913cm" presentation:class="outline" presentation:user-transformed="true">
          <draw:text-box>
            <text:p text:style-name="P27"><text:span text:style-name="T29">(gdb) up</text:span></text:p>
            <text:p text:style-name="P27"><text:span text:style-name="T29">#1 <text:s/>&lt;signal handler called&gt;</text:span></text:p>
            <text:p text:style-name="P27"><text:span text:style-name="T29">(gdb) disassemble</text:span></text:p>
            <text:p text:style-name="P27"><text:span text:style-name="T29">Assembly dump of __restore_rt:</text:span></text:p>
            <text:p text:style-name="P27"><text:span text:style-name="T29">=&gt; &lt;+0&gt;:</text:span><text:span text:style-name="T29"><text:tab/></text:span><text:span text:style-name="T29">mov $SYS_rt_sigreturn,%rax </text:span></text:p>
            <text:p text:style-name="P27"><text:span text:style-name="T29"><text:s text:c="3"/></text:span><text:span text:style-name="T29">&lt;+7&gt;:</text:span><text:span text:style-name="T29"><text:tab/></text:span><text:span text:style-name="T29">syscall</text:span></text:p>
            <text:p text:style-name="P27"><text:span text:style-name="T29">(gdb)</text:span></text:p>
            <text:p text:style-name="P27"><text:span text:style-name="T29"/></text:p>
          </draw:text-box>
        </draw:frame>
        <presentation:notes draw:style-name="dp1">
          <draw:page-thumbnail draw:style-name="gr2" draw:layer="layout" svg:width="18.624cm" svg:height="10.476cm" svg:x="1.482cm" svg:y="2.123cm" draw:page-number="19" presentation:class="page"/>
          <draw:frame presentation:style-name="pr4" draw:text-style-name="P3" draw:layer="layout" svg:width="17.271cm" svg:height="12.572cm" svg:x="2.159cm" svg:y="13.271cm" presentation:class="notes" presentation:user-transformed="true">
            <draw:text-box>
              <text:p>That special stack frame belongs to a function called dunder restore rt. It’s not part of Cpython. <text:s/>It’s not even in the C library. It’s in the “vDSO”, machine code pasted into every process’s address space by the kernel.</text:p>
              <text:p/>
              <text:p>All it does is make a system call. “When the signal handler is done executing, tell the kernel it’s done,” that’s what this means.</text:p>
            </draw:text-box>
          </draw:frame>
        </presentation:notes>
      </draw:page>
      <draw:page draw:name="page20"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omething rude and dangerous”?</text:p>
          </draw:text-box>
        </draw:frame>
        <draw:frame presentation:style-name="pr7" draw:text-style-name="P26" draw:layer="layout" svg:width="12.297cm" svg:height="15.407cm" svg:x="1.4cm" svg:y="4.913cm" presentation:class="outline">
          <draw:text-box>
            <text:p text:style-name="P25"><text:span text:style-name="T29">(gdb) backtrace</text:span></text:p>
            <text:p text:style-name="P25"><text:span text:style-name="T29">#0 <text:s/>signal_handler (sig_num=2)</text:span><text:span text:style-name="T29"><text:line-break/></text:span><text:span text:style-name="T29">at ./Modules/signalmodule.c:347</text:span></text:p>
            <text:p text:style-name="P25"><text:span text:style-name="T29">#1 <text:s/>&lt;signal handler called&gt;</text:span></text:p>
            <text:p text:style-name="P25"><text:span text:style-name="T30">#2 <text:s/>pymalloc_pool_extend (pool=..., size=1)</text:span><text:span text:style-name="T30"><text:line-break/></text:span><text:span text:style-name="T30">at Objects/obmalloc.c:1361</text:span></text:p>
            <text:p text:style-name="P25"><text:span text:style-name="T29">...</text:span></text:p>
          </draw:text-box>
        </draw:frame>
        <draw:frame presentation:style-name="pr7" draw:layer="layout" svg:width="13.687cm" svg:height="15.407cm" svg:x="14.313cm" svg:y="4.913cm" presentation:class="outline" presentation:user-transformed="true">
          <draw:text-box>
            <text:p text:style-name="P27"><text:span text:style-name="T29">(gdb) up</text:span></text:p>
            <text:p text:style-name="P27"><text:span text:style-name="T29">#1 <text:s/>&lt;signal handler called&gt;</text:span></text:p>
            <text:p text:style-name="P27"><text:span text:style-name="T29">(gdb) disassemble</text:span></text:p>
            <text:p text:style-name="P27"><text:span text:style-name="T29">Assembly dump of __restore_rt:</text:span></text:p>
            <text:p text:style-name="P27"><text:span text:style-name="T29">=&gt; &lt;+0&gt;:</text:span><text:span text:style-name="T29"><text:tab/></text:span><text:span text:style-name="T29">mov $SYS_rt_sigreturn,%rax </text:span></text:p>
            <text:p text:style-name="P27"><text:span text:style-name="T29"><text:s text:c="3"/></text:span><text:span text:style-name="T29">&lt;+7&gt;:</text:span><text:span text:style-name="T29"><text:tab/></text:span><text:span text:style-name="T29">syscall</text:span></text:p>
            <text:p text:style-name="P27"><text:span text:style-name="T29">(gdb) up</text:span></text:p>
            <text:p text:style-name="P27"><text:span text:style-name="T29">#2 <text:s/>pymalloc_pool_extend (pool=..., size=1)</text:span></text:p>
            <text:p text:style-name="P27"><text:span text:style-name="T29">(gdb) disassemble</text:span></text:p>
            <text:p text:style-name="P27"><text:span text:style-name="T29">Assembly dump of pymalloc_pool_extend:</text:span></text:p>
            <text:p text:style-name="P27"><text:span text:style-name="T29">...</text:span></text:p>
            <text:p text:style-name="P27"><text:span text:style-name="T29"><text:s text:c="3"/></text:span><text:span text:style-name="T29">&lt;+470&gt;:</text:span><text:span text:style-name="T29"><text:tab/></text:span><text:span text:style-name="T29">mov <text:s text:c="3"/>%edi,0x8(%rdx)</text:span></text:p>
            <text:p text:style-name="P27"><text:span text:style-name="T29"><text:s text:c="3"/></text:span><text:span text:style-name="T29">&lt;+473&gt;:</text:span><text:span text:style-name="T29"><text:tab/></text:span><text:span text:style-name="T29">mov <text:s text:c="3"/>%ecx,0x28(%rdx)</text:span></text:p>
            <text:p text:style-name="P27"><text:span text:style-name="T29">=&gt; &lt;+476&gt;:</text:span><text:span text:style-name="T29"><text:tab/></text:span><text:span text:style-name="T29">movq <text:s text:c="2"/>$0x0,(%rdi)</text:span></text:p>
            <text:p text:style-name="P27"><text:span text:style-name="T29"><text:s text:c="3"/></text:span><text:span text:style-name="T29">&lt;+483&gt;:</text:span><text:span text:style-name="T29"><text:tab/></text:span><text:span text:style-name="T29">jmp <text:s text:c="3"/>&lt;+412&gt;</text:span></text:p>
            <text:p text:style-name="P27"><text:span text:style-name="T29">...</text:span></text:p>
            <text:p text:style-name="P27"><text:span text:style-name="T29"/></text:p>
          </draw:text-box>
        </draw:frame>
        <presentation:notes draw:style-name="dp1">
          <draw:page-thumbnail draw:style-name="gr2" draw:layer="layout" svg:width="18.624cm" svg:height="10.476cm" svg:x="1.482cm" svg:y="2.123cm" draw:page-number="20" presentation:class="page"/>
          <draw:frame presentation:style-name="pr10" draw:text-style-name="P29" draw:layer="layout" svg:width="17.271cm" svg:height="22.824cm" svg:x="2.159cm" svg:y="13.271cm" presentation:class="notes" presentation:user-transformed="true">
            <draw:text-box>
              <text:p text:style-name="P28"><text:span text:style-name="T31">Up one more. <text:s/>Back to pymalloc pool extend. The little arrow on the left points to the instruction that GDB thinks will be executed next, when we come back to this frame.</text:span></text:p>
              <text:p text:style-name="P28"><text:span text:style-name="T31"/></text:p>
              <text:p text:style-name="P28"><text:span text:style-name="T31">What do you not see in this assembly dump?</text:span></text:p>
              <text:p text:style-name="P28"><text:span text:style-name="T31"/></text:p>
              <text:p text:style-name="P28"><text:span text:style-name="T31">That’s right, there’s no call instruction.</text:span></text:p>
              <text:p text:style-name="P28"><text:span text:style-name="T31"/></text:p>
              <text:p text:style-name="P28"><text:span text:style-name="T31">This is the black magic of signal delivery.</text:span></text:p>
              <text:p text:style-name="P28"><text:span text:style-name="T31"/></text:p>
              <text:p text:style-name="P28"><text:span text:style-name="T31">The kernel “preempted” execution of CPython at some arbitrary point, happens to have been inside pymalloc pool extend, </text:span><text:span text:style-name="T32">faked</text:span><text:span text:style-name="T31"> two stack frames to make the CPU </text:span><text:span text:style-name="T32">behave as if</text:span><text:span text:style-name="T31"> there was a call to dunder restore rt from just before that movq, and a call to the signal_handler function from just before the first instruction of dunder restore rt.</text:span></text:p>
              <text:p text:style-name="P28"><text:span text:style-name="T31"/></text:p>
              <text:p text:style-name="P28"><text:span text:style-name="T31">And then it resumed execution of Cpython at the first instruction of signal handler.</text:span></text:p>
              <text:p text:style-name="P28"><text:span text:style-name="T31"/></text:p>
              <text:p text:style-name="P28"><text:span text:style-name="T31">Who thinks it’s safe for Cpython to run the code that throws KeyboardInterrupt right now? Literally right now, interrupting the guts of pymalloc?</text:span></text:p>
              <text:p text:style-name="P28"><text:span text:style-name="T31"/></text:p>
              <text:p text:style-name="P28"><text:span text:style-name="T31">It’s not.</text:span></text:p>
              <text:p text:style-name="P28"><text:span text:style-name="T31"/></text:p>
              <text:p text:style-name="P28"><text:span text:style-name="T31">That’s why signal handler just sets flags.</text:span></text:p>
            </draw:text-box>
          </draw:frame>
        </presentation:notes>
      </draw:page>
      <draw:page draw:name="page21"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ignals inside compiled extension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numpy as np</text:span><text:span text:style-name="T24"><text:line-break/></text:span><text:span text:style-name="T24">rng = np.random.default_rng()</text:span><text:span text:style-name="T24"><text:line-break/></text:span><text:span text:style-name="T23">def</text:span><text:span text:style-name="T24"> </text:span><text:span text:style-name="T25">f</text:span><text:span text:style-name="T24">(</text:span><text:span text:style-name="T26">n</text:span><text:span text:style-name="T24">=1000000000):</text:span><text:span text:style-name="T24"><text:line-break/></text:span><text:span text:style-name="T24"> <text:s text:c="3"/></text:span><text:span text:style-name="T23">return</text:span><text:span text:style-name="T24"> rng.random(n) </text:span></text:p>
            <text:p text:style-name="P18"><text:span text:style-name="T9">Same operation,</text:span><text:span text:style-name="T9"><text:line-break/></text:span><text:span text:style-name="T9">using NumPy instead.</text:span></text:p>
            <text:p text:style-name="P19"/>
          </draw:text-box>
        </draw:frame>
        <draw:frame presentation:style-name="pr7" draw:text-style-name="P21" draw:layer="layout" svg:width="14.512cm" svg:height="15.407cm" svg:x="13.129cm" svg:y="4.913cm" presentation:class="outline" presentation:user-transformed="true">
          <draw:text-box>
            <text:p text:style-name="P20"><text:span text:style-name="T27">$ gdb /usr/bin/python3.12</text:span></text:p>
            <text:p text:style-name="P20"><text:span text:style-name="T27">[…]</text:span></text:p>
            <text:p text:style-name="P20"><text:span text:style-name="T27">&gt;&gt;&gt; f()</text:span></text:p>
            <text:p text:style-name="P20"><text:span text:style-name="T28"/></text:p>
          </draw:text-box>
        </draw:frame>
        <presentation:notes draw:style-name="dp1">
          <draw:page-thumbnail draw:style-name="gr2" draw:layer="layout" svg:width="18.624cm" svg:height="10.476cm" svg:x="1.482cm" svg:y="2.123cm" draw:page-number="21" presentation:class="page"/>
          <draw:frame presentation:style-name="pr4" draw:text-style-name="P23" draw:layer="layout" svg:width="17.271cm" svg:height="12.572cm" svg:x="2.159cm" svg:y="13.271cm" presentation:class="notes" presentation:user-transformed="true">
            <draw:text-box>
              <text:p text:style-name="P22">Now let’s do the same thing with NumPy instead.</text:p>
              <text:p text:style-name="P22"/>
              <text:p text:style-name="P22">NumPy is a lot faster so I added an extra zero to ‘n’.</text:p>
            </draw:text-box>
          </draw:frame>
        </presentation:notes>
      </draw:page>
      <draw:page draw:name="page22"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ignals inside compiled extension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numpy as np</text:span><text:span text:style-name="T24"><text:line-break/></text:span><text:span text:style-name="T24">rng = np.random.default_rng()</text:span><text:span text:style-name="T24"><text:line-break/></text:span><text:span text:style-name="T23">def</text:span><text:span text:style-name="T24"> </text:span><text:span text:style-name="T25">f</text:span><text:span text:style-name="T24">(</text:span><text:span text:style-name="T26">n</text:span><text:span text:style-name="T24">=1000000000):</text:span><text:span text:style-name="T24"><text:line-break/></text:span><text:span text:style-name="T24"> <text:s text:c="3"/></text:span><text:span text:style-name="T23">return</text:span><text:span text:style-name="T24"> rng.random(n) </text:span></text:p>
            <text:p text:style-name="P18"><text:span text:style-name="T9">Same operation,</text:span><text:span text:style-name="T9"><text:line-break/></text:span><text:span text:style-name="T9">using NumPy instead.</text:span></text:p>
            <text:p text:style-name="P19"/>
          </draw:text-box>
        </draw:frame>
        <draw:frame presentation:style-name="pr7" draw:text-style-name="P21" draw:layer="layout" svg:width="14.512cm" svg:height="15.407cm" svg:x="13.129cm" svg:y="4.913cm" presentation:class="outline" presentation:user-transformed="true">
          <draw:text-box>
            <text:p text:style-name="P20"><text:span text:style-name="T27">$ gdb /usr/bin/python3.12</text:span></text:p>
            <text:p text:style-name="P20"><text:span text:style-name="T27">[…]</text:span></text:p>
            <text:p text:style-name="P20"><text:span text:style-name="T27">&gt;&gt;&gt; f()</text:span></text:p>
            <text:p text:style-name="P20"><text:span text:style-name="T27">^C</text:span></text:p>
            <text:p text:style-name="P20"><text:span text:style-name="T27">Thread 1 "python3" received signal SIGINT, Interrupt.</text:span></text:p>
            <text:p text:style-name="P20"><text:span text:style-name="T27">0x00007ffff00b23a7 in random_standard_uniform_fill ()</text:span></text:p>
            <text:p text:style-name="P20"><text:span text:style-name="T28">(gdb)</text:span></text:p>
          </draw:text-box>
        </draw:frame>
        <presentation:notes draw:style-name="dp1">
          <draw:page-thumbnail draw:style-name="gr2" draw:layer="layout" svg:width="18.624cm" svg:height="10.476cm" svg:x="1.482cm" svg:y="2.123cm" draw:page-number="22" presentation:class="page"/>
          <draw:frame presentation:style-name="pr4" draw:text-style-name="P23" draw:layer="layout" svg:width="17.271cm" svg:height="12.572cm" svg:x="2.159cm" svg:y="13.271cm" presentation:class="notes">
            <draw:text-box>
              <text:p text:style-name="P22">Same deal, but now when the signal hits, we’re running random standard uniform fill, that sounds like the guts of NumPy.<text:tab/></text:p>
              <text:p text:style-name="P22"/>
              <text:p text:style-name="P22">We let the signal go through again...</text:p>
            </draw:text-box>
          </draw:frame>
        </presentation:notes>
      </draw:page>
      <draw:page draw:name="page23"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ignals inside compiled extension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numpy as np</text:span><text:span text:style-name="T24"><text:line-break/></text:span><text:span text:style-name="T24">rng = np.random.default_rng()</text:span><text:span text:style-name="T24"><text:line-break/></text:span><text:span text:style-name="T23">def</text:span><text:span text:style-name="T24"> </text:span><text:span text:style-name="T25">f</text:span><text:span text:style-name="T24">(</text:span><text:span text:style-name="T26">n</text:span><text:span text:style-name="T24">=1000000000):</text:span><text:span text:style-name="T24"><text:line-break/></text:span><text:span text:style-name="T24"> <text:s text:c="3"/></text:span><text:span text:style-name="T23">return</text:span><text:span text:style-name="T24"> rng.random(n) </text:span></text:p>
            <text:p text:style-name="P18"><text:span text:style-name="T9"/></text:p>
            <text:p text:style-name="P19"/>
          </draw:text-box>
        </draw:frame>
        <draw:frame presentation:style-name="pr7" draw:text-style-name="P21" draw:layer="layout" svg:width="14.512cm" svg:height="15.407cm" svg:x="13.129cm" svg:y="4.913cm" presentation:class="outline" presentation:user-transformed="true">
          <draw:text-box>
            <text:p text:style-name="P20"><text:span text:style-name="T27">$ gdb /usr/bin/python3.12</text:span></text:p>
            <text:p text:style-name="P20"><text:span text:style-name="T27">[…]</text:span></text:p>
            <text:p text:style-name="P20"><text:span text:style-name="T27">&gt;&gt;&gt; f()</text:span></text:p>
            <text:p text:style-name="P20"><text:span text:style-name="T27">^C</text:span></text:p>
            <text:p text:style-name="P20"><text:span text:style-name="T27">Thread 1 "python3" received signal SIGINT, Interrupt.</text:span></text:p>
            <text:p text:style-name="P20"><text:span text:style-name="T27">0x00007ffff00b23a7 in random_standard_uniform_fill ()</text:span></text:p>
            <text:p text:style-name="P20"><text:span text:style-name="T28">(gdb) signal SIGINT</text:span></text:p>
            <text:p text:style-name="P20"><text:span text:style-name="T28">Continuing with signal SIGINT.</text:span></text:p>
            <text:p text:style-name="P20"><text:span text:style-name="T28"/></text:p>
            <text:p text:style-name="P20"><text:span text:style-name="T28">Thread 1 "python3" hit Breakpoint 2, signal_handler (sig_num=2)</text:span></text:p>
            <text:p text:style-name="P20"><text:span text:style-name="T28"><text:s text:c="4"/></text:span><text:span text:style-name="T28">at ./Modules/signalmodule.c:347</text:span></text:p>
            <text:p text:style-name="P20"><text:span text:style-name="T28">347</text:span><text:span text:style-name="T28"><text:tab/></text:span><text:span text:style-name="T28">{</text:span></text:p>
            <text:p text:style-name="P20"><text:span text:style-name="T28">(gdb)</text:span></text:p>
          </draw:text-box>
        </draw:frame>
        <presentation:notes draw:style-name="dp1">
          <draw:page-thumbnail draw:style-name="gr2" draw:layer="layout" svg:width="18.624cm" svg:height="10.476cm" svg:x="1.482cm" svg:y="2.123cm" draw:page-number="23" presentation:class="page"/>
          <draw:frame presentation:style-name="pr4" draw:text-style-name="P23" draw:layer="layout" svg:width="17.271cm" svg:height="12.572cm" svg:x="2.159cm" svg:y="13.271cm" presentation:class="notes" presentation:user-transformed="true">
            <draw:text-box>
              <text:p>Here we are in the C signal handler again...</text:p>
            </draw:text-box>
          </draw:frame>
        </presentation:notes>
      </draw:page>
      <draw:page draw:name="page24"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ignals inside compiled extension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numpy as np</text:span><text:span text:style-name="T24"><text:line-break/></text:span><text:span text:style-name="T24">rng = np.random.default_rng()</text:span><text:span text:style-name="T24"><text:line-break/></text:span><text:span text:style-name="T23">def</text:span><text:span text:style-name="T24"> </text:span><text:span text:style-name="T25">f</text:span><text:span text:style-name="T24">(</text:span><text:span text:style-name="T26">n</text:span><text:span text:style-name="T24">=1000000000):</text:span><text:span text:style-name="T24"><text:line-break/></text:span><text:span text:style-name="T24"> <text:s text:c="3"/></text:span><text:span text:style-name="T23">return</text:span><text:span text:style-name="T24"> rng.random(n) </text:span></text:p>
            <text:p text:style-name="P18"><text:span text:style-name="T9"/></text:p>
            <text:p text:style-name="P19"/>
          </draw:text-box>
        </draw:frame>
        <draw:frame presentation:style-name="pr7" draw:text-style-name="P21" draw:layer="layout" svg:width="14.512cm" svg:height="15.407cm" svg:x="13.129cm" svg:y="4.913cm" presentation:class="outline" presentation:user-transformed="true">
          <draw:text-box>
            <text:p text:style-name="P20"><text:span text:style-name="T27">$ gdb /usr/bin/python3.12</text:span></text:p>
            <text:p text:style-name="P20"><text:span text:style-name="T27">[…]</text:span></text:p>
            <text:p text:style-name="P20"><text:span text:style-name="T27">&gt;&gt;&gt; f()</text:span></text:p>
            <text:p text:style-name="P20"><text:span text:style-name="T27">^C</text:span></text:p>
            <text:p text:style-name="P20"><text:span text:style-name="T27">Thread 1 "python3" received signal SIGINT, Interrupt.</text:span></text:p>
            <text:p text:style-name="P20"><text:span text:style-name="T27">0x00007ffff00b23a7 in random_standard_uniform_fill ()</text:span></text:p>
            <text:p text:style-name="P20"><text:span text:style-name="T28">(gdb) signal SIGINT</text:span></text:p>
            <text:p text:style-name="P20"><text:span text:style-name="T28">Continuing with signal SIGINT.</text:span></text:p>
            <text:p text:style-name="P20"><text:span text:style-name="T28"/></text:p>
            <text:p text:style-name="P20"><text:span text:style-name="T28">Thread 1 "python3" hit Breakpoint 2, signal_handler (sig_num=2)</text:span></text:p>
            <text:p text:style-name="P20"><text:span text:style-name="T28"><text:s text:c="4"/></text:span><text:span text:style-name="T28">at ./Modules/signalmodule.c:347</text:span></text:p>
            <text:p text:style-name="P20"><text:span text:style-name="T28">347</text:span><text:span text:style-name="T28"><text:tab/></text:span><text:span text:style-name="T28">{</text:span></text:p>
            <text:p text:style-name="P20"><text:span text:style-name="T28">(gdb) backtrace</text:span></text:p>
            <text:p text:style-name="P20"><text:span text:style-name="T33">#0 <text:s/>signal_handler (sig_num=2)</text:span></text:p>
            <text:p text:style-name="P20"><text:span text:style-name="T33">#1 <text:s/>&lt;signal handler called&gt;</text:span></text:p>
            <text:p text:style-name="P20"><text:span text:style-name="T28">#2 <text:s/>random_standard_uniform_fill ()</text:span></text:p>
            <text:p text:style-name="P20"><text:span text:style-name="T28">#3 <text:s/>__pyx_f_5numpy_6random_7_common_double_fill ()</text:span></text:p>
            <text:p text:style-name="P20"><text:span text:style-name="T28">#4 <text:s/>__pyx_pw_5numpy_6random_10_generator_9Generator_15random ()</text:span></text:p>
            <text:p text:style-name="P20"><text:span text:style-name="T28">#5 <text:s/>method_vectorcall_FASTCALL_KEYWORDS (...)</text:span></text:p>
            <text:p text:style-name="P20"><text:span text:style-name="T28">#6 <text:s/>_PyObject_VectorcallTstate (...)</text:span></text:p>
            <text:p text:style-name="P20"><text:span text:style-name="T28">#7 <text:s/>PyObject_Vectorcall (...)</text:span></text:p>
            <text:p text:style-name="P20"><text:span text:style-name="T28">#8 <text:s/>_PyEval_EvalFrameDefault (...)</text:span></text:p>
            <text:p text:style-name="P20"><text:span text:style-name="T28">...</text:span></text:p>
          </draw:text-box>
        </draw:frame>
        <presentation:notes draw:style-name="dp1">
          <draw:page-thumbnail draw:style-name="gr2" draw:layer="layout" svg:width="18.624cm" svg:height="10.476cm" svg:x="1.482cm" svg:y="2.123cm" draw:page-number="24" presentation:class="page"/>
          <draw:frame presentation:style-name="pr4" draw:text-style-name="P23" draw:layer="layout" svg:width="17.271cm" svg:height="12.572cm" svg:x="2.159cm" svg:y="13.271cm" presentation:class="notes">
            <draw:text-box>
              <text:p text:style-name="P22">But the backtrace looks quite different.</text:p>
              <text:p text:style-name="P22"/>
              <text:p text:style-name="P22">There’s those two faked stack frames on the top...</text:p>
            </draw:text-box>
          </draw:frame>
        </presentation:notes>
      </draw:page>
      <draw:page draw:name="page25"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ignals inside compiled extension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numpy as np</text:span><text:span text:style-name="T24"><text:line-break/></text:span><text:span text:style-name="T24">rng = np.random.default_rng()</text:span><text:span text:style-name="T24"><text:line-break/></text:span><text:span text:style-name="T23">def</text:span><text:span text:style-name="T24"> </text:span><text:span text:style-name="T25">f</text:span><text:span text:style-name="T24">(</text:span><text:span text:style-name="T26">n</text:span><text:span text:style-name="T24">=1000000000):</text:span><text:span text:style-name="T24"><text:line-break/></text:span><text:span text:style-name="T24"> <text:s text:c="3"/></text:span><text:span text:style-name="T23">return</text:span><text:span text:style-name="T24"> rng.random(n) </text:span></text:p>
            <text:p text:style-name="P18"><text:span text:style-name="T9"/></text:p>
            <text:p text:style-name="P19"/>
          </draw:text-box>
        </draw:frame>
        <draw:frame presentation:style-name="pr7" draw:text-style-name="P21" draw:layer="layout" svg:width="14.512cm" svg:height="15.407cm" svg:x="13.129cm" svg:y="4.913cm" presentation:class="outline" presentation:user-transformed="true">
          <draw:text-box>
            <text:p text:style-name="P20"><text:span text:style-name="T27">$ gdb /usr/bin/python3.12</text:span></text:p>
            <text:p text:style-name="P20"><text:span text:style-name="T27">[…]</text:span></text:p>
            <text:p text:style-name="P20"><text:span text:style-name="T27">&gt;&gt;&gt; f()</text:span></text:p>
            <text:p text:style-name="P20"><text:span text:style-name="T27">^C</text:span></text:p>
            <text:p text:style-name="P20"><text:span text:style-name="T27">Thread 1 "python3" received signal SIGINT, Interrupt.</text:span></text:p>
            <text:p text:style-name="P20"><text:span text:style-name="T27">0x00007ffff00b23a7 in random_standard_uniform_fill ()</text:span></text:p>
            <text:p text:style-name="P20"><text:span text:style-name="T28">(gdb) signal SIGINT</text:span></text:p>
            <text:p text:style-name="P20"><text:span text:style-name="T28">Continuing with signal SIGINT.</text:span></text:p>
            <text:p text:style-name="P20"><text:span text:style-name="T28"/></text:p>
            <text:p text:style-name="P20"><text:span text:style-name="T28">Thread 1 "python3" hit Breakpoint 2, signal_handler (sig_num=2)</text:span></text:p>
            <text:p text:style-name="P20"><text:span text:style-name="T28"><text:s text:c="4"/></text:span><text:span text:style-name="T28">at ./Modules/signalmodule.c:347</text:span></text:p>
            <text:p text:style-name="P20"><text:span text:style-name="T28">347</text:span><text:span text:style-name="T28"><text:tab/></text:span><text:span text:style-name="T28">{</text:span></text:p>
            <text:p text:style-name="P20"><text:span text:style-name="T28">(gdb) backtrace</text:span></text:p>
            <text:p text:style-name="P20"><text:span text:style-name="T33">#0 <text:s/>signal_handler (sig_num=2)</text:span></text:p>
            <text:p text:style-name="P20"><text:span text:style-name="T33">#1 <text:s/>&lt;signal handler called&gt;</text:span></text:p>
            <text:p text:style-name="P20"><text:span text:style-name="T34">#2 <text:s/>random_standard_uniform_fill ()</text:span></text:p>
            <text:p text:style-name="P20"><text:span text:style-name="T34">#3 <text:s/>__pyx_f_5numpy_6random_7_common_double_fill ()</text:span></text:p>
            <text:p text:style-name="P20"><text:span text:style-name="T34">#4 <text:s/>__pyx_pw_5numpy_6random_10_generator_9Generator_15random ()</text:span></text:p>
            <text:p text:style-name="P20"><text:span text:style-name="T28">#5 <text:s/>method_vectorcall_FASTCALL_KEYWORDS (...)</text:span></text:p>
            <text:p text:style-name="P20"><text:span text:style-name="T28">#6 <text:s/>_PyObject_VectorcallTstate (...)</text:span></text:p>
            <text:p text:style-name="P20"><text:span text:style-name="T28">#7 <text:s/>PyObject_Vectorcall (...)</text:span></text:p>
            <text:p text:style-name="P20"><text:span text:style-name="T28">#8 <text:s/>_PyEval_EvalFrameDefault (...)</text:span></text:p>
            <text:p text:style-name="P20"><text:span text:style-name="T28">...</text:span></text:p>
          </draw:text-box>
        </draw:frame>
        <draw:frame draw:style-name="gr10" draw:text-style-name="P31" draw:layer="layout" svg:width="6.963cm" svg:height="0.992cm" svg:x="5.326cm" svg:y="13.108cm">
          <draw:text-box>
            <text:p text:style-name="P30"><text:span text:style-name="T35">NumPy</text:span></text:p>
          </draw:text-box>
        </draw:frame>
        <presentation:notes draw:style-name="dp1">
          <draw:page-thumbnail draw:style-name="gr2" draw:layer="layout" svg:width="18.624cm" svg:height="10.476cm" svg:x="1.482cm" svg:y="2.123cm" draw:page-number="25" presentation:class="page"/>
          <draw:frame presentation:style-name="pr4" draw:text-style-name="P23" draw:layer="layout" svg:width="17.271cm" svg:height="12.572cm" svg:x="2.159cm" svg:y="13.271cm" presentation:class="notes">
            <draw:text-box>
              <text:p text:style-name="P22">Above that we have three functions that look like part of NumPy.</text:p>
            </draw:text-box>
          </draw:frame>
        </presentation:notes>
      </draw:page>
      <draw:page draw:name="page26"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ignals inside compiled extension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numpy as np</text:span><text:span text:style-name="T24"><text:line-break/></text:span><text:span text:style-name="T24">rng = np.random.default_rng()</text:span><text:span text:style-name="T24"><text:line-break/></text:span><text:span text:style-name="T23">def</text:span><text:span text:style-name="T24"> </text:span><text:span text:style-name="T25">f</text:span><text:span text:style-name="T24">(</text:span><text:span text:style-name="T26">n</text:span><text:span text:style-name="T24">=1000000000):</text:span><text:span text:style-name="T24"><text:line-break/></text:span><text:span text:style-name="T24"> <text:s text:c="3"/></text:span><text:span text:style-name="T23">return</text:span><text:span text:style-name="T24"> rng.random(n) </text:span></text:p>
            <text:p text:style-name="P18"><text:span text:style-name="T9"/></text:p>
            <text:p text:style-name="P19"/>
          </draw:text-box>
        </draw:frame>
        <draw:frame presentation:style-name="pr7" draw:text-style-name="P21" draw:layer="layout" svg:width="14.512cm" svg:height="15.407cm" svg:x="13.129cm" svg:y="4.913cm" presentation:class="outline" presentation:user-transformed="true">
          <draw:text-box>
            <text:p text:style-name="P20"><text:span text:style-name="T27">$ gdb /usr/bin/python3.12</text:span></text:p>
            <text:p text:style-name="P20"><text:span text:style-name="T27">[…]</text:span></text:p>
            <text:p text:style-name="P20"><text:span text:style-name="T27">&gt;&gt;&gt; f()</text:span></text:p>
            <text:p text:style-name="P20"><text:span text:style-name="T27">^C</text:span></text:p>
            <text:p text:style-name="P20"><text:span text:style-name="T27">Thread 1 "python3" received signal SIGINT, Interrupt.</text:span></text:p>
            <text:p text:style-name="P20"><text:span text:style-name="T27">0x00007ffff00b23a7 in random_standard_uniform_fill ()</text:span></text:p>
            <text:p text:style-name="P20"><text:span text:style-name="T28">(gdb) signal SIGINT</text:span></text:p>
            <text:p text:style-name="P20"><text:span text:style-name="T28">Continuing with signal SIGINT.</text:span></text:p>
            <text:p text:style-name="P20"><text:span text:style-name="T28"/></text:p>
            <text:p text:style-name="P20"><text:span text:style-name="T28">Thread 1 "python3" hit Breakpoint 2, signal_handler (sig_num=2)</text:span></text:p>
            <text:p text:style-name="P20"><text:span text:style-name="T28"><text:s text:c="4"/></text:span><text:span text:style-name="T28">at ./Modules/signalmodule.c:347</text:span></text:p>
            <text:p text:style-name="P20"><text:span text:style-name="T28">347</text:span><text:span text:style-name="T28"><text:tab/></text:span><text:span text:style-name="T28">{</text:span></text:p>
            <text:p text:style-name="P20"><text:span text:style-name="T28">(gdb) backtrace</text:span></text:p>
            <text:p text:style-name="P20"><text:span text:style-name="T33">#0 <text:s/>signal_handler (sig_num=2)</text:span></text:p>
            <text:p text:style-name="P20"><text:span text:style-name="T33">#1 <text:s/>&lt;signal handler called&gt;</text:span></text:p>
            <text:p text:style-name="P20"><text:span text:style-name="T34">#2 <text:s/>random_standard_uniform_fill ()</text:span></text:p>
            <text:p text:style-name="P20"><text:span text:style-name="T34">#3 <text:s/>__pyx_f_5numpy_6random_7_common_double_fill ()</text:span></text:p>
            <text:p text:style-name="P20"><text:span text:style-name="T34">#4 <text:s/>__pyx_pw_5numpy_6random_10_generator_9Generator_15random ()</text:span></text:p>
            <text:p text:style-name="P20"><text:span text:style-name="T36">#5 <text:s/>method_vectorcall_FASTCALL_KEYWORDS (...)</text:span></text:p>
            <text:p text:style-name="P20"><text:span text:style-name="T36">#6 <text:s/>_PyObject_VectorcallTstate (...)</text:span></text:p>
            <text:p text:style-name="P20"><text:span text:style-name="T36">#7 <text:s/>PyObject_Vectorcall (...)</text:span></text:p>
            <text:p text:style-name="P20"><text:span text:style-name="T28">#8 <text:s/>_PyEval_EvalFrameDefault (...)</text:span></text:p>
            <text:p text:style-name="P20"><text:span text:style-name="T28">...</text:span></text:p>
          </draw:text-box>
        </draw:frame>
        <draw:frame draw:style-name="gr10" draw:text-style-name="P31" draw:layer="layout" svg:width="6.963cm" svg:height="0.992cm" svg:x="5.326cm" svg:y="13.108cm">
          <draw:text-box>
            <text:p text:style-name="P30"><text:span text:style-name="T35">NumPy</text:span></text:p>
          </draw:text-box>
        </draw:frame>
        <draw:frame draw:style-name="gr10" draw:text-style-name="P33" draw:layer="layout" svg:width="6.963cm" svg:height="0.992cm" svg:x="5.326cm" svg:y="14.648cm">
          <draw:text-box>
            <text:p text:style-name="P32"><text:span text:style-name="T37">Function call opcode</text:span></text:p>
          </draw:text-box>
        </draw:frame>
        <presentation:notes draw:style-name="dp1">
          <draw:page-thumbnail draw:style-name="gr2" draw:layer="layout" svg:width="18.624cm" svg:height="10.476cm" svg:x="1.482cm" svg:y="2.123cm" draw:page-number="26" presentation:class="page"/>
          <draw:frame presentation:style-name="pr4" draw:text-style-name="P23" draw:layer="layout" svg:width="17.271cm" svg:height="12.572cm" svg:x="2.159cm" svg:y="13.271cm" presentation:class="notes">
            <draw:text-box>
              <text:p text:style-name="P22">And above that, three frames that implement a Python-level call to a compiled-code method.</text:p>
            </draw:text-box>
          </draw:frame>
        </presentation:notes>
      </draw:page>
      <draw:page draw:name="page27"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Signals inside compiled extensions</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numpy as np</text:span><text:span text:style-name="T24"><text:line-break/></text:span><text:span text:style-name="T24">rng = np.random.default_rng()</text:span><text:span text:style-name="T24"><text:line-break/></text:span><text:span text:style-name="T23">def</text:span><text:span text:style-name="T24"> </text:span><text:span text:style-name="T25">f</text:span><text:span text:style-name="T24">(</text:span><text:span text:style-name="T26">n</text:span><text:span text:style-name="T24">=1000000000):</text:span><text:span text:style-name="T24"><text:line-break/></text:span><text:span text:style-name="T24"> <text:s text:c="3"/></text:span><text:span text:style-name="T23">return</text:span><text:span text:style-name="T24"> rng.random(n) </text:span></text:p>
            <text:p text:style-name="P18"><text:span text:style-name="T9"/></text:p>
            <text:p text:style-name="P19"/>
          </draw:text-box>
        </draw:frame>
        <draw:frame presentation:style-name="pr7" draw:text-style-name="P21" draw:layer="layout" svg:width="14.512cm" svg:height="15.407cm" svg:x="13.129cm" svg:y="4.913cm" presentation:class="outline" presentation:user-transformed="true">
          <draw:text-box>
            <text:p text:style-name="P20"><text:span text:style-name="T27">$ gdb /usr/bin/python3.12</text:span></text:p>
            <text:p text:style-name="P20"><text:span text:style-name="T27">[…]</text:span></text:p>
            <text:p text:style-name="P20"><text:span text:style-name="T27">&gt;&gt;&gt; f()</text:span></text:p>
            <text:p text:style-name="P20"><text:span text:style-name="T27">^C</text:span></text:p>
            <text:p text:style-name="P20"><text:span text:style-name="T27">Thread 1 "python3" received signal SIGINT, Interrupt.</text:span></text:p>
            <text:p text:style-name="P20"><text:span text:style-name="T27">0x00007ffff00b23a7 in random_standard_uniform_fill ()</text:span></text:p>
            <text:p text:style-name="P20"><text:span text:style-name="T28">(gdb) signal SIGINT</text:span></text:p>
            <text:p text:style-name="P20"><text:span text:style-name="T28">Continuing with signal SIGINT.</text:span></text:p>
            <text:p text:style-name="P20"><text:span text:style-name="T28"/></text:p>
            <text:p text:style-name="P20"><text:span text:style-name="T28">Thread 1 "python3" hit Breakpoint 2, signal_handler (sig_num=2)</text:span></text:p>
            <text:p text:style-name="P20"><text:span text:style-name="T28"><text:s text:c="4"/></text:span><text:span text:style-name="T28">at ./Modules/signalmodule.c:347</text:span></text:p>
            <text:p text:style-name="P20"><text:span text:style-name="T28">347</text:span><text:span text:style-name="T28"><text:tab/></text:span><text:span text:style-name="T28">{</text:span></text:p>
            <text:p text:style-name="P20"><text:span text:style-name="T28">(gdb) backtrace</text:span></text:p>
            <text:p text:style-name="P20"><text:span text:style-name="T33">#0 <text:s/>signal_handler (sig_num=2)</text:span></text:p>
            <text:p text:style-name="P20"><text:span text:style-name="T33">#1 <text:s/>&lt;signal handler called&gt;</text:span></text:p>
            <text:p text:style-name="P20"><text:span text:style-name="T34">#2 <text:s/>random_standard_uniform_fill ()</text:span></text:p>
            <text:p text:style-name="P20"><text:span text:style-name="T34">#3 <text:s/>__pyx_f_5numpy_6random_7_common_double_fill ()</text:span></text:p>
            <text:p text:style-name="P20"><text:span text:style-name="T34">#4 <text:s/>__pyx_pw_5numpy_6random_10_generator_9Generator_15random ()</text:span></text:p>
            <text:p text:style-name="P20"><text:span text:style-name="T36">#5 <text:s/>method_vectorcall_FASTCALL_KEYWORDS (...)</text:span></text:p>
            <text:p text:style-name="P20"><text:span text:style-name="T36">#6 <text:s/>_PyObject_VectorcallTstate (...)</text:span></text:p>
            <text:p text:style-name="P20"><text:span text:style-name="T36">#7 <text:s/>PyObject_Vectorcall (...)</text:span></text:p>
            <text:p text:style-name="P20"><text:span text:style-name="T38">#8 <text:s/>_PyEval_EvalFrameDefault (...)</text:span></text:p>
            <text:p text:style-name="P20"><text:span text:style-name="T28">...</text:span></text:p>
          </draw:text-box>
        </draw:frame>
        <draw:frame draw:style-name="gr10" draw:text-style-name="P31" draw:layer="layout" svg:width="6.963cm" svg:height="0.992cm" svg:x="5.326cm" svg:y="13.108cm">
          <draw:text-box>
            <text:p text:style-name="P30"><text:span text:style-name="T35">NumPy</text:span></text:p>
          </draw:text-box>
        </draw:frame>
        <draw:frame draw:style-name="gr10" draw:text-style-name="P33" draw:layer="layout" svg:width="6.963cm" svg:height="0.992cm" svg:x="5.326cm" svg:y="14.648cm">
          <draw:text-box>
            <text:p text:style-name="P32"><text:span text:style-name="T37">Function call opcode</text:span></text:p>
          </draw:text-box>
        </draw:frame>
        <draw:frame draw:style-name="gr10" draw:text-style-name="P35" draw:layer="layout" svg:width="6.963cm" svg:height="0.992cm" svg:x="5.326cm" svg:y="15.688cm">
          <draw:text-box>
            <text:p text:style-name="P34"><text:span text:style-name="T39">Main interpreter loop</text:span></text:p>
          </draw:text-box>
        </draw:frame>
        <presentation:notes draw:style-name="dp1">
          <draw:page-thumbnail draw:style-name="gr2" draw:layer="layout" svg:width="18.624cm" svg:height="10.476cm" svg:x="1.482cm" svg:y="2.123cm" draw:page-number="27" presentation:class="page"/>
          <draw:frame presentation:style-name="pr4" draw:text-style-name="P23" draw:layer="layout" svg:width="17.271cm" svg:height="12.572cm" svg:x="2.159cm" svg:y="13.271cm" presentation:class="notes">
            <draw:text-box>
              <text:p text:style-name="P22">We’re a long way from the main interpreter loop.</text:p>
              <text:p text:style-name="P22"/>
              <text:p text:style-name="P22">It’s no more safe to raise KeyboardInterrupt here than it would have been from inside pymalloc; signal_handler is just going to set that flag like it did last time.</text:p>
              <text:p text:style-name="P22"/>
              <text:p text:style-name="P22">The difference is, the loop in the previous code sample was carried out by the interpreter, so it had plenty of chances to check the flag. <text:s/>The loop in this example is inside random_standard_uniform_fill.</text:p>
            </draw:text-box>
          </draw:frame>
        </presentation:notes>
      </draw:page>
      <draw:page draw:name="page28"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NumPy <text:span text:style-name="T16">could</text:span> check the flag...</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numpy as np</text:span><text:span text:style-name="T24"><text:line-break/></text:span><text:span text:style-name="T24">rng = np.random.default_rng()</text:span><text:span text:style-name="T24"><text:line-break/></text:span><text:span text:style-name="T23">def</text:span><text:span text:style-name="T24"> </text:span><text:span text:style-name="T25">f</text:span><text:span text:style-name="T24">(</text:span><text:span text:style-name="T26">n</text:span><text:span text:style-name="T24">=1000000000):</text:span><text:span text:style-name="T24"><text:line-break/></text:span><text:span text:style-name="T24"> <text:s text:c="3"/></text:span><text:span text:style-name="T23">return</text:span><text:span text:style-name="T24"> rng.random(n) </text:span></text:p>
            <text:p text:style-name="P18"><text:span text:style-name="T9"/></text:p>
            <text:p text:style-name="P19"/>
          </draw:text-box>
        </draw:frame>
        <draw:frame presentation:style-name="pr7" draw:text-style-name="P21" draw:layer="layout" svg:width="14.512cm" svg:height="15.407cm" svg:x="13.129cm" svg:y="4.913cm" presentation:class="outline" presentation:user-transformed="true">
          <draw:text-box>
            <text:p text:style-name="P20"><text:span text:style-name="T27">$ gdb /usr/bin/python3.12</text:span></text:p>
            <text:p text:style-name="P20"><text:span text:style-name="T27">[…]</text:span></text:p>
            <text:p text:style-name="P20"><text:span text:style-name="T27">&gt;&gt;&gt; f()</text:span></text:p>
            <text:p text:style-name="P20"><text:span text:style-name="T27">^C</text:span></text:p>
            <text:p text:style-name="P20"><text:span text:style-name="T27">Thread 1 "python3" received signal SIGINT, Interrupt.</text:span></text:p>
            <text:p text:style-name="P20"><text:span text:style-name="T27">0x00007ffff00b23a7 in random_standard_uniform_fill ()</text:span></text:p>
            <text:p text:style-name="P20"><text:span text:style-name="T28">(gdb) signal SIGINT</text:span></text:p>
            <text:p text:style-name="P20"><text:span text:style-name="T28">Continuing with signal SIGINT.</text:span></text:p>
            <text:p text:style-name="P20"><text:span text:style-name="T28"/></text:p>
            <text:p text:style-name="P20"><text:span text:style-name="T28">Thread 1 "python3" hit Breakpoint 2, signal_handler (sig_num=2)</text:span></text:p>
            <text:p text:style-name="P20"><text:span text:style-name="T28"><text:s text:c="4"/></text:span><text:span text:style-name="T28">at ./Modules/signalmodule.c:347</text:span></text:p>
            <text:p text:style-name="P20"><text:span text:style-name="T28">347</text:span><text:span text:style-name="T28"><text:tab/></text:span><text:span text:style-name="T28">{</text:span></text:p>
            <text:p text:style-name="P20"><text:span text:style-name="T28">...</text:span></text:p>
            <text:p text:style-name="P20"><text:span text:style-name="T28">(gdb) break PyErr_CheckSignals</text:span></text:p>
            <text:p text:style-name="P20"><text:span text:style-name="T28">(gdb) continue</text:span></text:p>
          </draw:text-box>
        </draw:frame>
        <presentation:notes draw:style-name="dp1">
          <draw:page-thumbnail draw:style-name="gr2" draw:layer="layout" svg:width="18.624cm" svg:height="10.476cm" svg:x="1.482cm" svg:y="2.123cm" draw:page-number="28" presentation:class="page"/>
          <draw:frame presentation:style-name="pr4" draw:text-style-name="P23" draw:layer="layout" svg:width="17.271cm" svg:height="12.572cm" svg:x="2.159cm" svg:y="13.271cm" presentation:class="notes" presentation:user-transformed="true">
            <draw:text-box>
              <text:p text:style-name="P22">If NumPy doesn’t check the flag itself, inside its compiled-code loops, the interpreter isn’t going to get a chance for a long time.</text:p>
              <text:p text:style-name="P22"/>
              <text:p text:style-name="P22">NumPy could check the flag. <text:s/>There’s a C-API function to do the check. PyErr_CheckSignals. <text:s/>Let’s find out what NumPy does.</text:p>
            </draw:text-box>
          </draw:frame>
        </presentation:notes>
      </draw:page>
      <draw:page draw:name="page29" draw:style-name="dp1" draw:master-page-name="Default" presentation:presentation-page-layout-name="AL2T3">
        <office:forms form:automatic-focus="false" form:apply-design-mode="false"/>
        <draw:frame presentation:style-name="pr2" draw:layer="layout" svg:width="25.199cm" svg:height="3.505cm" svg:x="1.4cm" svg:y="0.837cm" presentation:class="title">
          <draw:text-box>
            <text:p>NumPy <text:span text:style-name="T16">could</text:span> check the flag...</text:p>
          </draw:text-box>
        </draw:frame>
        <draw:frame presentation:style-name="pr7" draw:text-style-name="P9" draw:layer="layout" svg:width="12.297cm" svg:height="15.407cm" svg:x="1.4cm" svg:y="4.913cm" presentation:class="outline" presentation:user-transformed="true">
          <draw:text-box>
            <text:p text:style-name="P17"><text:span text:style-name="T23">import</text:span><text:span text:style-name="T24"> numpy as np</text:span><text:span text:style-name="T24"><text:line-break/></text:span><text:span text:style-name="T24">rng = np.random.default_rng()</text:span><text:span text:style-name="T24"><text:line-break/></text:span><text:span text:style-name="T23">def</text:span><text:span text:style-name="T24"> </text:span><text:span text:style-name="T25">f</text:span><text:span text:style-name="T24">(</text:span><text:span text:style-name="T26">n</text:span><text:span text:style-name="T24">=1000000000):</text:span><text:span text:style-name="T24"><text:line-break/></text:span><text:span text:style-name="T24"> <text:s text:c="3"/></text:span><text:span text:style-name="T23">return</text:span><text:span text:style-name="T24"> rng.random(n) </text:span></text:p>
            <text:p text:style-name="P18"><text:span text:style-name="T9"/></text:p>
            <text:p text:style-name="P19"/>
          </draw:text-box>
        </draw:frame>
        <draw:frame presentation:style-name="pr7" draw:text-style-name="P21" draw:layer="layout" svg:width="14.512cm" svg:height="15.407cm" svg:x="13.129cm" svg:y="4.913cm" presentation:class="outline" presentation:user-transformed="true">
          <draw:text-box>
            <text:p text:style-name="P20"><text:span text:style-name="T27">$ gdb /usr/bin/python3.12</text:span></text:p>
            <text:p text:style-name="P20"><text:span text:style-name="T27">[…]</text:span></text:p>
            <text:p text:style-name="P20"><text:span text:style-name="T27">&gt;&gt;&gt; f()</text:span></text:p>
            <text:p text:style-name="P20"><text:span text:style-name="T27">^C</text:span></text:p>
            <text:p text:style-name="P20"><text:span text:style-name="T27">Thread 1 "python3" received signal SIGINT, Interrupt.</text:span></text:p>
            <text:p text:style-name="P20"><text:span text:style-name="T27">0x00007ffff00b23a7 in random_standard_uniform_fill ()</text:span></text:p>
            <text:p text:style-name="P20"><text:span text:style-name="T28">(gdb) signal SIGINT</text:span></text:p>
            <text:p text:style-name="P20"><text:span text:style-name="T28">Continuing with signal SIGINT.</text:span></text:p>
            <text:p text:style-name="P20"><text:span text:style-name="T28"/></text:p>
            <text:p text:style-name="P20"><text:span text:style-name="T28">Thread 1 "python3" hit Breakpoint 2, signal_handler (sig_num=2)</text:span></text:p>
            <text:p text:style-name="P20"><text:span text:style-name="T28"><text:s text:c="4"/></text:span><text:span text:style-name="T28">at ./Modules/signalmodule.c:347</text:span></text:p>
            <text:p text:style-name="P20"><text:span text:style-name="T28">347</text:span><text:span text:style-name="T28"><text:tab/></text:span><text:span text:style-name="T28">{</text:span></text:p>
            <text:p text:style-name="P20"><text:span text:style-name="T28">...</text:span></text:p>
            <text:p text:style-name="P20"><text:span text:style-name="T28">(gdb) break PyErr_CheckSignals</text:span></text:p>
            <text:p text:style-name="P20"><text:span text:style-name="T28">(gdb) continue</text:span></text:p>
            <text:p text:style-name="P20"><text:span text:style-name="T28">...20 seconds later...</text:span></text:p>
            <text:p text:style-name="P20"><text:span text:style-name="T28"/></text:p>
            <text:p text:style-name="P20"><text:span text:style-name="T28">Thread 1 "python3" hit Breakpoint 3, PyErr_CheckSignals ()</text:span></text:p>
            <text:p text:style-name="P20"><text:span text:style-name="T28"><text:s text:c="4"/></text:span><text:span text:style-name="T28">at ./Modules/signalmodule.c:1761</text:span></text:p>
            <text:p text:style-name="P20"><text:span text:style-name="T28">1761</text:span><text:span text:style-name="T28"><text:tab/></text:span><text:span text:style-name="T28">{</text:span></text:p>
            <text:p text:style-name="P20"><text:span text:style-name="T28">(gdb) backtrace</text:span></text:p>
            <text:p text:style-name="P20"><text:span text:style-name="T28">#0 <text:s/>PyErr_CheckSignals ()</text:span></text:p>
            <text:p text:style-name="P20"><text:span text:style-name="T28">#1 <text:s/>PyObject_Repr (...)</text:span></text:p>
            <text:p text:style-name="P20"><text:span text:style-name="T28">#2 <text:s/>PyFile_WriteObject (...)</text:span></text:p>
            <text:p text:style-name="P20"><text:span text:style-name="T28">#4 <text:s/>cfunction_vectorcall_O (...)</text:span></text:p>
            <text:p text:style-name="P20"><text:span text:style-name="T28">#5 <text:s/>_PyObject_VectorcallTstate (...)</text:span></text:p>
            <text:p text:style-name="P20"><text:span text:style-name="T28">#6 <text:s/>PyObject_CallOneArg (func=&lt;sys.displayhook&gt;)</text:span></text:p>
            <text:p text:style-name="P20"><text:span text:style-name="T28">#7 <text:s/>_PyEval_EvalFrameDefault (...)</text:span></text:p>
          </draw:text-box>
        </draw:frame>
        <draw:frame draw:style-name="gr11" draw:text-style-name="P36" draw:layer="layout" svg:width="6.615cm" svg:height="1.195cm" svg:x="5.674cm" svg:y="15.492cm">
          <draw:text-box>
            <text:p text:style-name="P12"><text:span text:style-name="T9">… </text:span><text:span text:style-name="T9">but it doesn’t.</text:span></text:p>
          </draw:text-box>
        </draw:frame>
        <presentation:notes draw:style-name="dp1">
          <draw:page-thumbnail draw:style-name="gr2" draw:layer="layout" svg:width="18.624cm" svg:height="10.476cm" svg:x="1.482cm" svg:y="2.123cm" draw:page-number="29" presentation:class="page"/>
          <draw:frame presentation:style-name="pr4" draw:text-style-name="P23" draw:layer="layout" svg:width="17.271cm" svg:height="12.572cm" svg:x="2.159cm" svg:y="13.271cm" presentation:class="notes" presentation:user-transformed="true">
            <draw:text-box>
              <text:p text:style-name="P22">NumPy did not check.</text:p>
              <text:p text:style-name="P22"/>
              <text:p text:style-name="P22">It looks like the interpreter main loop didn’t check either in this case, but that’s not important right now.</text:p>
            </draw:text-box>
          </draw:frame>
        </presentation:notes>
      </draw:page>
      <draw:page draw:name="page30" draw:style-name="dp1" draw:master-page-name="Default" presentation:presentation-page-layout-name="AL1T1">
        <office:forms form:automatic-focus="false" form:apply-design-mode="false"/>
        <draw:frame presentation:style-name="pr8" draw:layer="layout" svg:width="25.199cm" svg:height="3.505cm" svg:x="1.4cm" svg:y="0.837cm" presentation:class="title">
          <draw:text-box>
            <text:p>Recap</text:p>
          </draw:text-box>
        </draw:frame>
        <draw:frame presentation:style-name="pr11" draw:layer="layout" svg:width="26.6cm" svg:height="15.407cm" svg:x="1.4cm" svg:y="4.913cm" presentation:class="outline" presentation:user-transformed="true">
          <draw:text-box>
            <text:list text:style-name="L4">
              <text:list-item>
                <text:p><text:span text:style-name="T19">Control-C is reported to CPython using </text:span><text:span text:style-name="T40">signals</text:span></text:p>
              </text:list-item>
              <text:list-item>
                <text:p><text:span text:style-name="T41">Not safe to raise </text:span><text:span text:style-name="T42">KeyboardInterrupt</text:span><text:span text:style-name="T41"> directly </text:span><text:span text:style-name="T41">from a signal handler</text:span></text:p>
                <text:list>
                  <text:list-item>
                    <text:p><text:span text:style-name="T17">Instead, set flag</text:span></text:p>
                  </text:list-item>
                  <text:list-item>
                    <text:p><text:span text:style-name="T17">Flag checked and </text:span><text:span text:style-name="T43">KeyboardInterrupt</text:span><text:span text:style-name="T17"> raised</text:span><text:span text:style-name="T17"><text:line-break/></text:span><text:span text:style-name="T17">on next call to </text:span><text:span text:style-name="T44">PyErr_CheckSignals</text:span></text:p>
                  </text:list-item>
                </text:list>
              </text:list-item>
              <text:list-item>
                <text:p><text:span text:style-name="T19">Interpreter main loop calls </text:span><text:span text:style-name="T20">PyErr_CheckSignals</text:span></text:p>
              </text:list-item>
              <text:list-item>
                <text:p xml:id="id25" text:id="id25"><text:span text:style-name="T19">Compiled extensions should also call </text:span><text:span text:style-name="T20">PyErr_CheckSignals</text:span></text:p>
              </text:list-item>
              <text:list-item>
                <text:p xml:id="id26" text:id="id26"><text:span text:style-name="T19">Most do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2" draw:layer="layout" svg:width="18.624cm" svg:height="10.476cm" svg:x="1.482cm" svg:y="2.123cm" draw:page-number="30" presentation:class="page"/>
          <draw:frame presentation:style-name="pr10" draw:text-style-name="P3" draw:layer="layout" svg:width="17.271cm" svg:height="12.572cm" svg:x="2.159cm" svg:y="13.271cm" presentation:class="notes" presentation:user-transformed="true">
            <draw:text-box>
              <text:p>Recap: Control-C is reported to Cpython using a dangerous mechanism called an asynchronous signal.</text:p>
              <text:p/>
              <text:p>To protect itself, Cpython does as little as possible from its signal handler. <text:s/>It just sets a flag.</text:p>
              <text:p/>
              <text:p>The flag will be checked, and KeyboardInterrupt will be raised, the next time someone calls PyErr_CheckSignals.</text:p>
              <text:p/>
              <text:p>The interpreter main loop will call PyErr_CheckSignals.</text:p>
              <text:p/>
              <text:p>Extensions that can take a long time to run, without going back to the main loop, should also call PyErr_CheckSignals, but most don’t.</text:p>
            </draw:text-box>
          </draw:frame>
        </presentation:notes>
      </draw:page>
      <draw:page draw:name="page31" draw:style-name="dp1" draw:master-page-name="Default" presentation:presentation-page-layout-name="AL1T1">
        <draw:frame presentation:style-name="pr2" draw:text-style-name="P37" draw:layer="layout" svg:width="27.94cm" svg:height="3.505cm" svg:x="0cm" svg:y="0.837cm" presentation:class="title" presentation:user-transformed="true">
          <draw:text-box>
            <text:p text:style-name="P37"><text:span text:style-name="T45">Why don’t extensions </text:span><text:span text:style-name="T45">check for signals?</text:span></text:p>
          </draw:text-box>
        </draw:frame>
        <draw:frame presentation:style-name="pr7" draw:layer="layout" svg:width="25.199cm" svg:height="15.407cm" svg:x="1.4cm" svg:y="4.913cm" presentation:class="outline">
          <draw:text-box>
            <text:list text:style-name="L4">
              <text:list-item>
                <text:p>Abstractly simple</text:p>
                <text:list>
                  <text:list-item>
                    <text:p>Call <text:span text:style-name="T13">PyErr_CheckSignals</text:span> periodically</text:p>
                  </text:list-item>
                  <text:list-item>
                    <text:p>If it returns <text:span text:style-name="T46">−</text:span>1, treat as failure; abandon work, return </text:p>
                  </text:list-item>
                </text:list>
              </text:list-item>
              <text:list-item>
                <text:p>Need to do this is not obvious from docs</text:p>
              </text:list-item>
              <text:list-item>
                <text:p>Abandoning work can require code reorg</text:p>
              </text:list-item>
              <text:list-item>
                <text:p><text:span text:style-name="T22">PyErr_CheckSignal</text:span><text:span text:style-name="T22">s</text:span> can run arbitrary Python code</text:p>
                <text:list>
                  <text:list-item>
                    <text:p>Yes, this means you need to hold the GIL</text:p>
                  </text:list-item>
                  <text:list-item>
                    <text:p>Can’t be cheating on reference counts or anything</text:p>
                  </text:list-item>
                </text:list>
              </text:list-item>
            </text:list>
          </draw:text-box>
        </draw:frame>
        <presentation:notes draw:style-name="dp2">
          <draw:page-thumbnail draw:style-name="gr2" draw:layer="layout" svg:width="18.624cm" svg:height="10.476cm" svg:x="1.482cm" svg:y="2.123cm" draw:page-number="31"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612 Mono" svg:font-family="'B612 Mono'" style:font-pitch="variable"/>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beration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08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7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4pt" style:font-size-asian="24pt" style:font-size-complex="24pt"/>
    </style:style>
    <style:style style:name="Default-outline5" style:family="presentation" style:parent-style-name="Default-outline4">
      <style:paragraph-properties fo:margin-left="0cm" fo:margin-right="0cm" fo:margin-top="0.133cm" fo:margin-bottom="0cm" fo:text-indent="0cm"/>
      <style:text-properties fo:font-size="24pt" style:font-size-asian="24pt" style:font-size-complex="24pt"/>
    </style:style>
    <style:style style:name="Default-outline6" style:family="presentation" style:parent-style-name="Default-outline5">
      <style:paragraph-properties fo:margin-left="0cm" fo:margin-right="0cm" fo:margin-top="0.133cm" fo:margin-bottom="0cm" fo:text-indent="0cm"/>
      <style:text-properties fo:font-size="24pt" style:font-size-asian="24pt" style:font-size-complex="24pt"/>
    </style:style>
    <style:style style:name="Default-outline7" style:family="presentation" style:parent-style-name="Default-outline6">
      <style:paragraph-properties fo:margin-left="0cm" fo:margin-right="0cm" fo:margin-top="0.133cm" fo:margin-bottom="0cm" fo:text-indent="0cm"/>
      <style:text-properties fo:font-size="24pt" style:font-size-asian="24pt" style:font-size-complex="24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title">
      <style:graphic-properties draw:auto-grow-height="false" fo:min-height="2.63cm" loext:decorative="false"/>
      <style:paragraph-properties style:writing-mode="lr-tb"/>
    </style:style>
    <style:style style:name="Mpr2" style:family="presentation" style:parent-style-name="Default-outline1">
      <style:graphic-properties fo:min-height="9.135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5.199cm" svg:height="3.505cm" svg:x="1.4cm" svg:y="0.837cm" presentation:class="title">
        <draw:text-box>
          <text:p>Click to edit the title text format</text:p>
        </draw:text-box>
      </draw:frame>
      <draw:frame presentation:style-name="Mpr2" draw:layer="backgroundobjects" svg:width="25.199cm" svg:height="15.407cm" svg:x="1.4cm" svg:y="4.913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13:51:52.426916649</meta:creation-date>
    <dc:date>2025-03-21T16:55:49.335055659</dc:date>
    <meta:editing-duration>PT20M55S</meta:editing-duration>
    <meta:editing-cycles>5</meta:editing-cycles>
    <meta:generator>LibreOffice/24.2.7.2$Linux_X86_64 LibreOffice_project/420$Build-2</meta:generator>
    <meta:document-statistic meta:object-count="178"/>
  </office:meta>
</office:document-meta>
</file>